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Blad1" table:style-name="ta1">
        <table:table-column table:style-name="co1" table:number-columns-repeated="14" table:default-cell-style-name="Default"/>
        <table:table-row table:style-name="ro3"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class</text:p>
          </table:table-cell>
          <table:table-cell office:value-type="string">
            <text:p>img</text:p>
          </table:table-cell>
          <table:table-cell table:style-name="ce1" office:value-type="string">
            <text:p>C</text:p>
          </table:table-cell>
          <table:table-cell table:style-name="ce1" office:value-type="string">
            <text:p>M</text:p>
          </table:table-cell>
          <table:table-cell table:style-name="ce1"/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/>
        </table:table-row>
        <table:table-row table:style-name="ro3">
          <table:table-cell table:number-columns-repeated="3" office:value-type="float" office:value="183">
            <text:p>183</text:p>
          </table:table-cell>
          <table:table-cell office:value-type="float" office:value="101">
            <text:p>101</text:p>
          </table:table-cell>
          <table:table-cell office:value-type="float" office:value="45">
            <text:p>45</text:p>
          </table:table-cell>
          <table:table-cell office:value-type="string">
            <text:p>sky</text:p>
          </table:table-cell>
          <table:table-cell office:value-type="string">
            <text:p>Rusty Clark_1</text:p>
          </table:table-cell>
          <table:table-cell table:formula="of:=MAX([.A2:.C2])-MIN([.A2:.C2])" office:value-type="float" office:value="0">
            <text:p>0</text:p>
          </table:table-cell>
          <table:table-cell table:formula="of:=MAX([.A2:.C2])" office:value-type="float" office:value="183">
            <text:p>183</text:p>
          </table:table-cell>
          <table:table-cell office:value-type="float" office:value="1">
            <text:p>1</text:p>
          </table:table-cell>
          <table:table-cell table:formula="of:=IF(EXACT([.H2];0);0;IF(EXACT([.I2];[.A2]);MOD(([.B2]-[.C2])/[.H2];6);IF(EXACT([.I2];[.B2]);(([.C2]-[.A2])/[.H2])+2;(([.A2]-[.B2])/[.H2])+4))) * 60" office:value-type="float" office:value="0">
            <text:p>0</text:p>
          </table:table-cell>
          <table:table-cell table:formula="of:=(1/2)*(MAX([.A2:.C2])+MIN([.A2:.C2]))" office:value-type="float" office:value="183">
            <text:p>183</text:p>
          </table:table-cell>
          <table:table-cell table:formula="of:=IF(EXACT([.H2];0);0;[.H2]/(1-ABS(2*[.L2]-1))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string">
            <text:p>ground</text:p>
          </table:table-cell>
          <table:table-cell/>
          <table:table-cell table:formula="of:=MAX([.A3:.C3])-MIN([.A3:.C3])" office:value-type="float" office:value="4">
            <text:p>4</text:p>
          </table:table-cell>
          <table:table-cell table:formula="of:=MAX([.A3:.C3])" office:value-type="float" office:value="162">
            <text:p>162</text:p>
          </table:table-cell>
          <table:table-cell office:value-type="float" office:value="1">
            <text:p>1</text:p>
          </table:table-cell>
          <table:table-cell table:formula="of:=IF(EXACT([.H3];0);0;IF(EXACT([.I3];[.A3]);MOD(([.B3]-[.C3])/[.H3];6);IF(EXACT([.I3];[.B3]);(([.C3]-[.A3])/[.H3])+2;(([.A3]-[.B3])/[.H3])+4))) * 60" office:value-type="float" office:value="165">
            <text:p>165</text:p>
          </table:table-cell>
          <table:table-cell table:formula="of:=(1/2)*(MAX([.A3:.C3])+MIN([.A3:.C3]))" office:value-type="float" office:value="160">
            <text:p>160</text:p>
          </table:table-cell>
          <table:table-cell table:formula="of:=IF(EXACT([.H3];0);0;IF([.L3]&gt;(1/2);[.H3]/(2*[.L3]);[.H3]/(2-2*[.L3])))*255" office:value-type="float" office:value="3.1875">
            <text:p>3,187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101">
            <text:p>101</text:p>
          </table:table-cell>
          <table:table-cell office:value-type="string">
            <text:p>ground</text:p>
          </table:table-cell>
          <table:table-cell/>
          <table:table-cell table:formula="of:=MAX([.A4:.C4])-MIN([.A4:.C4])" office:value-type="float" office:value="87">
            <text:p>87</text:p>
          </table:table-cell>
          <table:table-cell table:formula="of:=MAX([.A4:.C4])" office:value-type="float" office:value="115">
            <text:p>115</text:p>
          </table:table-cell>
          <table:table-cell office:value-type="float" office:value="1">
            <text:p>1</text:p>
          </table:table-cell>
          <table:table-cell table:formula="of:=IF(EXACT([.H4];0);0;IF(EXACT([.I4];[.A4]);MOD(([.B4]-[.C4])/[.H4];6);IF(EXACT([.I4];[.B4]);(([.C4]-[.A4])/[.H4])+2;(([.A4]-[.B4])/[.H4])+4))) * 60" office:value-type="float" office:value="68.2758620689655">
            <text:p>68,275862069</text:p>
          </table:table-cell>
          <table:table-cell table:formula="of:=(1/2)*(MAX([.A4:.C4])+MIN([.A4:.C4]))" office:value-type="float" office:value="71.5">
            <text:p>71,5</text:p>
          </table:table-cell>
          <table:table-cell table:formula="of:=IF(EXACT([.H4];0);0;IF([.L4]&gt;(1/2);[.H4]/(2*[.L4]);[.H4]/(2-2*[.L4])))*255" office:value-type="float" office:value="155.13986013986">
            <text:p>155,139860139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217">
            <text:p>217</text:p>
          </table:table-cell>
          <table:table-cell office:value-type="float" office:value="253">
            <text:p>253</text:p>
          </table:table-cell>
          <table:table-cell office:value-type="float" office:value="197">
            <text:p>197</text:p>
          </table:table-cell>
          <table:table-cell office:value-type="float" office:value="33">
            <text:p>33</text:p>
          </table:table-cell>
          <table:table-cell office:value-type="string">
            <text:p>sky</text:p>
          </table:table-cell>
          <table:table-cell office:value-type="string">
            <text:p>Rusty Clark_2</text:p>
          </table:table-cell>
          <table:table-cell table:formula="of:=MAX([.A5:.C5])-MIN([.A5:.C5])" office:value-type="float" office:value="82">
            <text:p>82</text:p>
          </table:table-cell>
          <table:table-cell table:formula="of:=MAX([.A5:.C5])" office:value-type="float" office:value="253">
            <text:p>253</text:p>
          </table:table-cell>
          <table:table-cell office:value-type="float" office:value="1">
            <text:p>1</text:p>
          </table:table-cell>
          <table:table-cell table:formula="of:=IF(EXACT([.H5];0);0;IF(EXACT([.I5];[.A5]);MOD(([.B5]-[.C5])/[.H5];6);IF(EXACT([.I5];[.B5]);(([.C5]-[.A5])/[.H5])+2;(([.A5]-[.B5])/[.H5])+4))) * 60" office:value-type="float" office:value="206.341463414634">
            <text:p>206,3414634146</text:p>
          </table:table-cell>
          <table:table-cell table:formula="of:=(1/2)*(MAX([.A5:.C5])+MIN([.A5:.C5]))" office:value-type="float" office:value="212">
            <text:p>212</text:p>
          </table:table-cell>
          <table:table-cell table:formula="of:=IF(EXACT([.H5];0);0;IF([.L5]&gt;(1/2);[.H5]/(2*[.L5]);[.H5]/(2-2*[.L5])))*255" office:value-type="float" office:value="49.3160377358491">
            <text:p>49,316037735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116">
            <text:p>116</text:p>
          </table:table-cell>
          <table:table-cell office:value-type="float" office:value="74">
            <text:p>74</text:p>
          </table:table-cell>
          <table:table-cell office:value-type="string">
            <text:p>structure</text:p>
          </table:table-cell>
          <table:table-cell/>
          <table:table-cell table:formula="of:=MAX([.A6:.C6])-MIN([.A6:.C6])" office:value-type="float" office:value="3">
            <text:p>3</text:p>
          </table:table-cell>
          <table:table-cell table:formula="of:=MAX([.A6:.C6])" office:value-type="float" office:value="74">
            <text:p>74</text:p>
          </table:table-cell>
          <table:table-cell office:value-type="float" office:value="1">
            <text:p>1</text:p>
          </table:table-cell>
          <table:table-cell table:formula="of:=IF(EXACT([.H6];0);0;IF(EXACT([.I6];[.A6]);MOD(([.B6]-[.C6])/[.H6];6);IF(EXACT([.I6];[.B6]);(([.C6]-[.A6])/[.H6])+2;(([.A6]-[.B6])/[.H6])+4))) * 60" office:value-type="float" office:value="280">
            <text:p>280</text:p>
          </table:table-cell>
          <table:table-cell table:formula="of:=(1/2)*(MAX([.A6:.C6])+MIN([.A6:.C6]))" office:value-type="float" office:value="72.5">
            <text:p>72,5</text:p>
          </table:table-cell>
          <table:table-cell table:formula="of:=IF(EXACT([.H6];0);0;IF([.L6]&gt;(1/2);[.H6]/(2*[.L6]);[.H6]/(2-2*[.L6])))*255" office:value-type="float" office:value="5.27586206896552">
            <text:p>5,27586206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  <table:table-cell office:value-type="string">
            <text:p>landscape</text:p>
          </table:table-cell>
          <table:table-cell/>
          <table:table-cell table:formula="of:=MAX([.A7:.C7])-MIN([.A7:.C7])" office:value-type="float" office:value="8">
            <text:p>8</text:p>
          </table:table-cell>
          <table:table-cell table:formula="of:=MAX([.A7:.C7])" office:value-type="float" office:value="105">
            <text:p>105</text:p>
          </table:table-cell>
          <table:table-cell office:value-type="float" office:value="1">
            <text:p>1</text:p>
          </table:table-cell>
          <table:table-cell table:formula="of:=IF(EXACT([.H7];0);0;IF(EXACT([.I7];[.A7]);MOD(([.B7]-[.C7])/[.H7];6);IF(EXACT([.I7];[.B7]);(([.C7]-[.A7])/[.H7])+2;(([.A7]-[.B7])/[.H7])+4))) * 60" office:value-type="float" office:value="112.5">
            <text:p>112,5</text:p>
          </table:table-cell>
          <table:table-cell table:formula="of:=(1/2)*(MAX([.A7:.C7])+MIN([.A7:.C7]))" office:value-type="float" office:value="101">
            <text:p>101</text:p>
          </table:table-cell>
          <table:table-cell table:formula="of:=IF(EXACT([.H7];0);0;IF([.L7]&gt;(1/2);[.H7]/(2*[.L7]);[.H7]/(2-2*[.L7])))*255" office:value-type="float" office:value="10.0990099009901">
            <text:p>10,099009901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139">
            <text:p>139</text:p>
          </table:table-cell>
          <table:table-cell office:value-type="string">
            <text:p>landscape</text:p>
          </table:table-cell>
          <table:table-cell/>
          <table:table-cell table:formula="of:=MAX([.A8:.C8])-MIN([.A8:.C8])" office:value-type="float" office:value="98">
            <text:p>98</text:p>
          </table:table-cell>
          <table:table-cell table:formula="of:=MAX([.A8:.C8])" office:value-type="float" office:value="101">
            <text:p>101</text:p>
          </table:table-cell>
          <table:table-cell office:value-type="float" office:value="1">
            <text:p>1</text:p>
          </table:table-cell>
          <table:table-cell table:formula="of:=IF(EXACT([.H8];0);0;IF(EXACT([.I8];[.A8]);MOD(([.B8]-[.C8])/[.H8];6);IF(EXACT([.I8];[.B8]);(([.C8]-[.A8])/[.H8])+2;(([.A8]-[.B8])/[.H8])+4))) * 60" office:value-type="float" office:value="85.7142857142857">
            <text:p>85,7142857143</text:p>
          </table:table-cell>
          <table:table-cell table:formula="of:=(1/2)*(MAX([.A8:.C8])+MIN([.A8:.C8]))" office:value-type="float" office:value="52">
            <text:p>52</text:p>
          </table:table-cell>
          <table:table-cell table:formula="of:=IF(EXACT([.H8];0);0;IF([.L8]&gt;(1/2);[.H8]/(2*[.L8]);[.H8]/(2-2*[.L8])))*255" office:value-type="float" office:value="240.288461538462">
            <text:p>240,288461538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214">
            <text:p>214</text:p>
          </table:table-cell>
          <table:table-cell office:value-type="float" office:value="107">
            <text:p>107</text:p>
          </table:table-cell>
          <table:table-cell office:value-type="string">
            <text:p>landscape</text:p>
          </table:table-cell>
          <table:table-cell/>
          <table:table-cell table:formula="of:=MAX([.A9:.C9])-MIN([.A9:.C9])" office:value-type="float" office:value="72">
            <text:p>72</text:p>
          </table:table-cell>
          <table:table-cell table:formula="of:=MAX([.A9:.C9])" office:value-type="float" office:value="87">
            <text:p>87</text:p>
          </table:table-cell>
          <table:table-cell office:value-type="float" office:value="1">
            <text:p>1</text:p>
          </table:table-cell>
          <table:table-cell table:formula="of:=IF(EXACT([.H9];0);0;IF(EXACT([.I9];[.A9]);MOD(([.B9]-[.C9])/[.H9];6);IF(EXACT([.I9];[.B9]);(([.C9]-[.A9])/[.H9])+2;(([.A9]-[.B9])/[.H9])+4))) * 60" office:value-type="float" office:value="79.1666666666667">
            <text:p>79,1666666667</text:p>
          </table:table-cell>
          <table:table-cell table:formula="of:=(1/2)*(MAX([.A9:.C9])+MIN([.A9:.C9]))" office:value-type="float" office:value="51">
            <text:p>51</text:p>
          </table:table-cell>
          <table:table-cell table:formula="of:=IF(EXACT([.H9];0);0;IF([.L9]&gt;(1/2);[.H9]/(2*[.L9]);[.H9]/(2-2*[.L9])))*255" office:value-type="float" office:value="180">
            <text:p>18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198">
            <text:p>198</text:p>
          </table:table-cell>
          <table:table-cell office:value-type="float" office:value="230">
            <text:p>23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string">
            <text:p>landscape</text:p>
          </table:table-cell>
          <table:table-cell office:value-type="string">
            <text:p>Rusty Clark_3</text:p>
          </table:table-cell>
          <table:table-cell table:formula="of:=MAX([.A10:.C10])-MIN([.A10:.C10])" office:value-type="float" office:value="85">
            <text:p>85</text:p>
          </table:table-cell>
          <table:table-cell table:formula="of:=MAX([.A10:.C10])"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IF(EXACT([.H10];0);0;IF(EXACT([.I10];[.A10]);MOD(([.B10]-[.C10])/[.H10];6);IF(EXACT([.I10];[.B10]);(([.C10]-[.A10])/[.H10])+2;(([.A10]-[.B10])/[.H10])+4))) * 60" office:value-type="float" office:value="202.588235294118">
            <text:p>202,5882352941</text:p>
          </table:table-cell>
          <table:table-cell table:formula="of:=(1/2)*(MAX([.A10:.C10])+MIN([.A10:.C10]))" office:value-type="float" office:value="187.5">
            <text:p>187,5</text:p>
          </table:table-cell>
          <table:table-cell table:formula="of:=IF(EXACT([.H10];0);0;IF([.L10]&gt;(1/2);[.H10]/(2*[.L10]);[.H10]/(2-2*[.L10])))*255" office:value-type="float" office:value="57.8">
            <text:p>57,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86">
            <text:p>186</text:p>
          </table:table-cell>
          <table:table-cell office:value-type="float" office:value="152">
            <text:p>152</text:p>
          </table:table-cell>
          <table:table-cell office:value-type="float" office:value="33">
            <text:p>33</text:p>
          </table:table-cell>
          <table:table-cell office:value-type="string">
            <text:p>landscape</text:p>
          </table:table-cell>
          <table:table-cell/>
          <table:table-cell table:formula="of:=MAX([.A11:.C11])-MIN([.A11:.C11])" office:value-type="float" office:value="33">
            <text:p>33</text:p>
          </table:table-cell>
          <table:table-cell table:formula="of:=MAX([.A11:.C11])" office:value-type="float" office:value="186">
            <text:p>186</text:p>
          </table:table-cell>
          <table:table-cell office:value-type="float" office:value="1">
            <text:p>1</text:p>
          </table:table-cell>
          <table:table-cell table:formula="of:=IF(EXACT([.H11];0);0;IF(EXACT([.I11];[.A11]);MOD(([.B11]-[.C11])/[.H11];6);IF(EXACT([.I11];[.B11]);(([.C11]-[.A11])/[.H11])+2;(([.A11]-[.B11])/[.H11])+4))) * 60" office:value-type="float" office:value="247.272727272727">
            <text:p>247,2727272727</text:p>
          </table:table-cell>
          <table:table-cell table:formula="of:=(1/2)*(MAX([.A11:.C11])+MIN([.A11:.C11]))" office:value-type="float" office:value="169.5">
            <text:p>169,5</text:p>
          </table:table-cell>
          <table:table-cell table:formula="of:=IF(EXACT([.H11];0);0;IF([.L11]&gt;(1/2);[.H11]/(2*[.L11]);[.H11]/(2-2*[.L11])))*255" office:value-type="float" office:value="24.8230088495575">
            <text:p>24,823008849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19">
            <text:p>119</text:p>
          </table:table-cell>
          <table:table-cell office:value-type="float" office:value="127">
            <text:p>127</text:p>
          </table:table-cell>
          <table:table-cell office:value-type="float" office:value="166">
            <text:p>166</text:p>
          </table:table-cell>
          <table:table-cell office:value-type="float" office:value="62">
            <text:p>62</text:p>
          </table:table-cell>
          <table:table-cell office:value-type="string">
            <text:p>landscape</text:p>
          </table:table-cell>
          <table:table-cell/>
          <table:table-cell table:formula="of:=MAX([.A12:.C12])-MIN([.A12:.C12])" office:value-type="float" office:value="61">
            <text:p>61</text:p>
          </table:table-cell>
          <table:table-cell table:formula="of:=MAX([.A12:.C12])" office:value-type="float" office:value="127">
            <text:p>127</text:p>
          </table:table-cell>
          <table:table-cell office:value-type="float" office:value="1">
            <text:p>1</text:p>
          </table:table-cell>
          <table:table-cell table:formula="of:=IF(EXACT([.H12];0);0;IF(EXACT([.I12];[.A12]);MOD(([.B12]-[.C12])/[.H12];6);IF(EXACT([.I12];[.B12]);(([.C12]-[.A12])/[.H12])+2;(([.A12]-[.B12])/[.H12])+4))) * 60" office:value-type="float" office:value="187.868852459016">
            <text:p>187,868852459</text:p>
          </table:table-cell>
          <table:table-cell table:formula="of:=(1/2)*(MAX([.A12:.C12])+MIN([.A12:.C12]))" office:value-type="float" office:value="96.5">
            <text:p>96,5</text:p>
          </table:table-cell>
          <table:table-cell table:formula="of:=IF(EXACT([.H12];0);0;IF([.L12]&gt;(1/2);[.H12]/(2*[.L12]);[.H12]/(2-2*[.L12])))*255" office:value-type="float" office:value="80.5958549222798">
            <text:p>80,595854922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102">
            <text:p>102</text:p>
          </table:table-cell>
          <table:table-cell office:value-type="float" office:value="87">
            <text:p>87</text:p>
          </table:table-cell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office:value-type="string">
            <text:p>landscape</text:p>
          </table:table-cell>
          <table:table-cell/>
          <table:table-cell table:formula="of:=MAX([.A13:.C13])-MIN([.A13:.C13])" office:value-type="float" office:value="51">
            <text:p>51</text:p>
          </table:table-cell>
          <table:table-cell table:formula="of:=MAX([.A13:.C13])" office:value-type="float" office:value="102">
            <text:p>102</text:p>
          </table:table-cell>
          <table:table-cell office:value-type="float" office:value="1">
            <text:p>1</text:p>
          </table:table-cell>
          <table:table-cell table:formula="of:=IF(EXACT([.H13];0);0;IF(EXACT([.I13];[.A13]);MOD(([.B13]-[.C13])/[.H13];6);IF(EXACT([.I13];[.B13]);(([.C13]-[.A13])/[.H13])+2;(([.A13]-[.B13])/[.H13])+4))) * 60" office:value-type="float" office:value="162.352941176471">
            <text:p>162,3529411765</text:p>
          </table:table-cell>
          <table:table-cell table:formula="of:=(1/2)*(MAX([.A13:.C13])+MIN([.A13:.C13]))" office:value-type="float" office:value="76.5">
            <text:p>76,5</text:p>
          </table:table-cell>
          <table:table-cell table:formula="of:=IF(EXACT([.H13];0);0;IF([.L13]&gt;(1/2);[.H13]/(2*[.L13]);[.H13]/(2-2*[.L13])))*255" office:value-type="float" office:value="85">
            <text:p>8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216">
            <text:p>216</text:p>
          </table:table-cell>
          <table:table-cell office:value-type="float" office:value="240">
            <text:p>240</text:p>
          </table:table-cell>
          <table:table-cell office:value-type="float" office:value="133">
            <text:p>133</text:p>
          </table:table-cell>
          <table:table-cell office:value-type="float" office:value="35">
            <text:p>35</text:p>
          </table:table-cell>
          <table:table-cell office:value-type="string">
            <text:p>sky</text:p>
          </table:table-cell>
          <table:table-cell office:value-type="string">
            <text:p>Rusty Clark_4</text:p>
          </table:table-cell>
          <table:table-cell table:formula="of:=MAX([.A14:.C14])-MIN([.A14:.C14])" office:value-type="float" office:value="46">
            <text:p>46</text:p>
          </table:table-cell>
          <table:table-cell table:formula="of:=MAX([.A14:.C14])" office:value-type="float" office:value="240">
            <text:p>240</text:p>
          </table:table-cell>
          <table:table-cell office:value-type="float" office:value="1">
            <text:p>1</text:p>
          </table:table-cell>
          <table:table-cell table:formula="of:=IF(EXACT([.H14];0);0;IF(EXACT([.I14];[.A14]);MOD(([.B14]-[.C14])/[.H14];6);IF(EXACT([.I14];[.B14]);(([.C14]-[.A14])/[.H14])+2;(([.A14]-[.B14])/[.H14])+4))) * 60" office:value-type="float" office:value="211.304347826087">
            <text:p>211,3043478261</text:p>
          </table:table-cell>
          <table:table-cell table:formula="of:=(1/2)*(MAX([.A14:.C14])+MIN([.A14:.C14]))" office:value-type="float" office:value="217">
            <text:p>217</text:p>
          </table:table-cell>
          <table:table-cell table:formula="of:=IF(EXACT([.H14];0);0;IF([.L14]&gt;(1/2);[.H14]/(2*[.L14]);[.H14]/(2-2*[.L14])))*255" office:value-type="float" office:value="27.0276497695853">
            <text:p>27,02764976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88">
            <text:p>188</text:p>
          </table:table-cell>
          <table:table-cell office:value-type="float" office:value="211">
            <text:p>211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string">
            <text:p>landscape</text:p>
          </table:table-cell>
          <table:table-cell/>
          <table:table-cell table:formula="of:=MAX([.A15:.C15])-MIN([.A15:.C15])" office:value-type="float" office:value="71">
            <text:p>71</text:p>
          </table:table-cell>
          <table:table-cell table:formula="of:=MAX([.A15:.C15])" office:value-type="float" office:value="211">
            <text:p>211</text:p>
          </table:table-cell>
          <table:table-cell office:value-type="float" office:value="1">
            <text:p>1</text:p>
          </table:table-cell>
          <table:table-cell table:formula="of:=IF(EXACT([.H15];0);0;IF(EXACT([.I15];[.A15]);MOD(([.B15]-[.C15])/[.H15];6);IF(EXACT([.I15];[.B15]);(([.C15]-[.A15])/[.H15])+2;(([.A15]-[.B15])/[.H15])+4))) * 60" office:value-type="float" office:value="199.43661971831">
            <text:p>199,4366197183</text:p>
          </table:table-cell>
          <table:table-cell table:formula="of:=(1/2)*(MAX([.A15:.C15])+MIN([.A15:.C15]))" office:value-type="float" office:value="175.5">
            <text:p>175,5</text:p>
          </table:table-cell>
          <table:table-cell table:formula="of:=IF(EXACT([.H15];0);0;IF([.L15]&gt;(1/2);[.H15]/(2*[.L15]);[.H15]/(2-2*[.L15])))*255" office:value-type="float" office:value="51.5811965811966">
            <text:p>51,581196581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09">
            <text:p>109</text:p>
          </table:table-cell>
          <table:table-cell office:value-type="float" office:value="98">
            <text:p>98</text:p>
          </table:table-cell>
          <table:table-cell office:value-type="float" office:value="205">
            <text:p>205</text:p>
          </table:table-cell>
          <table:table-cell office:value-type="float" office:value="81">
            <text:p>81</text:p>
          </table:table-cell>
          <table:table-cell office:value-type="string">
            <text:p>landscape</text:p>
          </table:table-cell>
          <table:table-cell/>
          <table:table-cell table:formula="of:=MAX([.A16:.C16])-MIN([.A16:.C16])" office:value-type="float" office:value="50">
            <text:p>50</text:p>
          </table:table-cell>
          <table:table-cell table:formula="of:=MAX([.A16:.C16])" office:value-type="float" office:value="109">
            <text:p>109</text:p>
          </table:table-cell>
          <table:table-cell office:value-type="float" office:value="1">
            <text:p>1</text:p>
          </table:table-cell>
          <table:table-cell table:formula="of:=IF(EXACT([.H16];0);0;IF(EXACT([.I16];[.A16]);MOD(([.B16]-[.C16])/[.H16];6);IF(EXACT([.I16];[.B16]);(([.C16]-[.A16])/[.H16])+2;(([.A16]-[.B16])/[.H16])+4))) * 60" office:value-type="float" office:value="166.8">
            <text:p>166,8</text:p>
          </table:table-cell>
          <table:table-cell table:formula="of:=(1/2)*(MAX([.A16:.C16])+MIN([.A16:.C16]))" office:value-type="float" office:value="84">
            <text:p>84</text:p>
          </table:table-cell>
          <table:table-cell table:formula="of:=IF(EXACT([.H16];0);0;IF([.L16]&gt;(1/2);[.H16]/(2*[.L16]);[.H16]/(2-2*[.L16])))*255" office:value-type="float" office:value="75.8928571428571">
            <text:p>75,892857142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12">
            <text:p>112</text:p>
          </table:table-cell>
          <table:table-cell office:value-type="string">
            <text:p>landscape</text:p>
          </table:table-cell>
          <table:table-cell/>
          <table:table-cell table:formula="of:=MAX([.A17:.C17])-MIN([.A17:.C17])" office:value-type="float" office:value="51">
            <text:p>51</text:p>
          </table:table-cell>
          <table:table-cell table:formula="of:=MAX([.A17:.C17])"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IF(EXACT([.H17];0);0;IF(EXACT([.I17];[.A17]);MOD(([.B17]-[.C17])/[.H17];6);IF(EXACT([.I17];[.B17]);(([.C17]-[.A17])/[.H17])+2;(([.A17]-[.B17])/[.H17])+4))) * 60" office:value-type="float" office:value="91.7647058823529">
            <text:p>91,7647058824</text:p>
          </table:table-cell>
          <table:table-cell table:formula="of:=(1/2)*(MAX([.A17:.C17])+MIN([.A17:.C17]))" office:value-type="float" office:value="35.5">
            <text:p>35,5</text:p>
          </table:table-cell>
          <table:table-cell table:formula="of:=IF(EXACT([.H17];0);0;IF([.L17]&gt;(1/2);[.H17]/(2*[.L17]);[.H17]/(2-2*[.L17])))*255" office:value-type="float" office:value="183.169014084507">
            <text:p>183,169014084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125">
            <text:p>125</text:p>
          </table:table-cell>
          <table:table-cell office:value-type="string">
            <text:p>landscape</text:p>
          </table:table-cell>
          <table:table-cell/>
          <table:table-cell table:formula="of:=MAX([.A18:.C18])-MIN([.A18:.C18])" office:value-type="float" office:value="124">
            <text:p>124</text:p>
          </table:table-cell>
          <table:table-cell table:formula="of:=MAX([.A18:.C18])"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IF(EXACT([.H18];0);0;IF(EXACT([.I18];[.A18]);MOD(([.B18]-[.C18])/[.H18];6);IF(EXACT([.I18];[.B18]);(([.C18]-[.A18])/[.H18])+2;(([.A18]-[.B18])/[.H18])+4))) * 60" office:value-type="float" office:value="86.6129032258064">
            <text:p>86,6129032258</text:p>
          </table:table-cell>
          <table:table-cell table:formula="of:=(1/2)*(MAX([.A18:.C18])+MIN([.A18:.C18]))" office:value-type="float" office:value="62">
            <text:p>62</text:p>
          </table:table-cell>
          <table:table-cell table:formula="of:=IF(EXACT([.H18];0);0;IF([.L18]&gt;(1/2);[.H18]/(2*[.L18]);[.H18]/(2-2*[.L18])))*255" office:value-type="float" office:value="255">
            <text:p>25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79">
            <text:p>179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151">
            <text:p>151</text:p>
          </table:table-cell>
          <table:table-cell office:value-type="string">
            <text:p>landscape</text:p>
          </table:table-cell>
          <table:table-cell/>
          <table:table-cell table:formula="of:=MAX([.A19:.C19])-MIN([.A19:.C19])" office:value-type="float" office:value="107">
            <text:p>107</text:p>
          </table:table-cell>
          <table:table-cell table:formula="of:=MAX([.A19:.C19])" office:value-type="float" office:value="179">
            <text:p>179</text:p>
          </table:table-cell>
          <table:table-cell office:value-type="float" office:value="1">
            <text:p>1</text:p>
          </table:table-cell>
          <table:table-cell table:formula="of:=IF(EXACT([.H19];0);0;IF(EXACT([.I19];[.A19]);MOD(([.B19]-[.C19])/[.H19];6);IF(EXACT([.I19];[.B19]);(([.C19]-[.A19])/[.H19])+2;(([.A19]-[.B19])/[.H19])+4))) * 60" office:value-type="float" office:value="81.8691588785047">
            <text:p>81,8691588785</text:p>
          </table:table-cell>
          <table:table-cell table:formula="of:=(1/2)*(MAX([.A19:.C19])+MIN([.A19:.C19]))" office:value-type="float" office:value="125.5">
            <text:p>125,5</text:p>
          </table:table-cell>
          <table:table-cell table:formula="of:=IF(EXACT([.H19];0);0;IF([.L19]&gt;(1/2);[.H19]/(2*[.L19]);[.H19]/(2-2*[.L19])))*255" office:value-type="float" office:value="108.705179282869">
            <text:p>108,705179282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129">
            <text:p>129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string">
            <text:p>sky</text:p>
          </table:table-cell>
          <table:table-cell office:value-type="string">
            <text:p>Rusty Clark_5</text:p>
          </table:table-cell>
          <table:table-cell table:formula="of:=MAX([.A20:.C20])-MIN([.A20:.C20])" office:value-type="float" office:value="94">
            <text:p>94</text:p>
          </table:table-cell>
          <table:table-cell table:formula="of:=MAX([.A20:.C20])" office:value-type="float" office:value="129">
            <text:p>129</text:p>
          </table:table-cell>
          <table:table-cell office:value-type="float" office:value="1">
            <text:p>1</text:p>
          </table:table-cell>
          <table:table-cell table:formula="of:=IF(EXACT([.H20];0);0;IF(EXACT([.I20];[.A20]);MOD(([.B20]-[.C20])/[.H20];6);IF(EXACT([.I20];[.B20]);(([.C20]-[.A20])/[.H20])+2;(([.A20]-[.B20])/[.H20])+4))) * 60" office:value-type="float" office:value="212.553191489362">
            <text:p>212,5531914894</text:p>
          </table:table-cell>
          <table:table-cell table:formula="of:=(1/2)*(MAX([.A20:.C20])+MIN([.A20:.C20]))" office:value-type="float" office:value="82">
            <text:p>82</text:p>
          </table:table-cell>
          <table:table-cell table:formula="of:=IF(EXACT([.H20];0);0;IF([.L20]&gt;(1/2);[.H20]/(2*[.L20]);[.H20]/(2-2*[.L20])))*255" office:value-type="float" office:value="146.158536585366">
            <text:p>146,15853658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138">
            <text:p>138</text:p>
          </table:table-cell>
          <table:table-cell office:value-type="float" office:value="215">
            <text:p>215</text:p>
          </table:table-cell>
          <table:table-cell office:value-type="float" office:value="19">
            <text:p>19</text:p>
          </table:table-cell>
          <table:table-cell office:value-type="string">
            <text:p>sky</text:p>
          </table:table-cell>
          <table:table-cell/>
          <table:table-cell table:formula="of:=MAX([.A21:.C21])-MIN([.A21:.C21])" office:value-type="float" office:value="96">
            <text:p>96</text:p>
          </table:table-cell>
          <table:table-cell table:formula="of:=MAX([.A21:.C21])" office:value-type="float" office:value="138">
            <text:p>138</text:p>
          </table:table-cell>
          <table:table-cell office:value-type="float" office:value="1">
            <text:p>1</text:p>
          </table:table-cell>
          <table:table-cell table:formula="of:=IF(EXACT([.H21];0);0;IF(EXACT([.I21];[.A21]);MOD(([.B21]-[.C21])/[.H21];6);IF(EXACT([.I21];[.B21]);(([.C21]-[.A21])/[.H21])+2;(([.A21]-[.B21])/[.H21])+4))) * 60" office:value-type="float" office:value="211.25">
            <text:p>211,25</text:p>
          </table:table-cell>
          <table:table-cell table:formula="of:=(1/2)*(MAX([.A21:.C21])+MIN([.A21:.C21]))" office:value-type="float" office:value="90">
            <text:p>90</text:p>
          </table:table-cell>
          <table:table-cell table:formula="of:=IF(EXACT([.H21];0);0;IF([.L21]&gt;(1/2);[.H21]/(2*[.L21]);[.H21]/(2-2*[.L21])))*255" office:value-type="float" office:value="136">
            <text:p>1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string">
            <text:p>landscape</text:p>
          </table:table-cell>
          <table:table-cell/>
          <table:table-cell table:formula="of:=MAX([.A22:.C22])-MIN([.A22:.C22])" office:value-type="float" office:value="11">
            <text:p>11</text:p>
          </table:table-cell>
          <table:table-cell table:formula="of:=MAX([.A22:.C22])"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IF(EXACT([.H22];0);0;IF(EXACT([.I22];[.A22]);MOD(([.B22]-[.C22])/[.H22];6);IF(EXACT([.I22];[.B22]);(([.C22]-[.A22])/[.H22])+2;(([.A22]-[.B22])/[.H22])+4))) * 60" office:value-type="float" office:value="158.181818181818">
            <text:p>158,1818181818</text:p>
          </table:table-cell>
          <table:table-cell table:formula="of:=(1/2)*(MAX([.A22:.C22])+MIN([.A22:.C22]))" office:value-type="float" office:value="21.5">
            <text:p>21,5</text:p>
          </table:table-cell>
          <table:table-cell table:formula="of:=IF(EXACT([.H22];0);0;IF([.L22]&gt;(1/2);[.H22]/(2*[.L22]);[.H22]/(2-2*[.L22])))*255" office:value-type="float" office:value="65.2325581395349">
            <text:p>65,2325581395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number-columns-repeated="2"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166">
            <text:p>166</text:p>
          </table:table-cell>
          <table:table-cell office:value-type="float" office:value="96">
            <text:p>96</text:p>
          </table:table-cell>
          <table:table-cell office:value-type="string">
            <text:p>structure</text:p>
          </table:table-cell>
          <table:table-cell/>
          <table:table-cell table:formula="of:=MAX([.A23:.C23])-MIN([.A23:.C23])" office:value-type="float" office:value="2">
            <text:p>2</text:p>
          </table:table-cell>
          <table:table-cell table:formula="of:=MAX([.A23:.C23])" office:value-type="float" office:value="212">
            <text:p>212</text:p>
          </table:table-cell>
          <table:table-cell office:value-type="float" office:value="1">
            <text:p>1</text:p>
          </table:table-cell>
          <table:table-cell table:formula="of:=IF(EXACT([.H23];0);0;IF(EXACT([.I23];[.A23]);MOD(([.B23]-[.C23])/[.H23];6);IF(EXACT([.I23];[.B23]);(([.C23]-[.A23])/[.H23])+2;(([.A23]-[.B23])/[.H23])+4))) * 60" office:value-type="float" office:value="60">
            <text:p>60</text:p>
          </table:table-cell>
          <table:table-cell table:formula="of:=(1/2)*(MAX([.A23:.C23])+MIN([.A23:.C23]))" office:value-type="float" office:value="211">
            <text:p>211</text:p>
          </table:table-cell>
          <table:table-cell table:formula="of:=IF(EXACT([.H23];0);0;IF([.L23]&gt;(1/2);[.H23]/(2*[.L23]);[.H23]/(2-2*[.L23])))*255" office:value-type="float" office:value="1.2085308056872">
            <text:p>1,2085308057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201">
            <text:p>201</text:p>
          </table:table-cell>
          <table:table-cell office:value-type="float" office:value="114">
            <text:p>114</text:p>
          </table:table-cell>
          <table:table-cell office:value-type="string">
            <text:p>structure</text:p>
          </table:table-cell>
          <table:table-cell/>
          <table:table-cell table:formula="of:=MAX([.A24:.C24])-MIN([.A24:.C24])" office:value-type="float" office:value="116">
            <text:p>116</text:p>
          </table:table-cell>
          <table:table-cell table:formula="of:=MAX([.A24:.C24])" office:value-type="float" office:value="136">
            <text:p>136</text:p>
          </table:table-cell>
          <table:table-cell office:value-type="float" office:value="1">
            <text:p>1</text:p>
          </table:table-cell>
          <table:table-cell table:formula="of:=IF(EXACT([.H24];0);0;IF(EXACT([.I24];[.A24]);MOD(([.B24]-[.C24])/[.H24];6);IF(EXACT([.I24];[.B24]);(([.C24]-[.A24])/[.H24])+2;(([.A24]-[.B24])/[.H24])+4))) * 60" office:value-type="float" office:value="353.275862068965">
            <text:p>353,275862069</text:p>
          </table:table-cell>
          <table:table-cell table:formula="of:=(1/2)*(MAX([.A24:.C24])+MIN([.A24:.C24]))" office:value-type="float" office:value="78">
            <text:p>78</text:p>
          </table:table-cell>
          <table:table-cell table:formula="of:=IF(EXACT([.H24];0);0;IF([.L24]&gt;(1/2);[.H24]/(2*[.L24]);[.H24]/(2-2*[.L24])))*255" office:value-type="float" office:value="189.615384615385">
            <text:p>189,615384615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39">
            <text:p>139</text:p>
          </table:table-cell>
          <table:table-cell office:value-type="string">
            <text:p>landscape</text:p>
          </table:table-cell>
          <table:table-cell/>
          <table:table-cell table:formula="of:=MAX([.A25:.C25])-MIN([.A25:.C25])" office:value-type="float" office:value="61">
            <text:p>61</text:p>
          </table:table-cell>
          <table:table-cell table:formula="of:=MAX([.A25:.C25])"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IF(EXACT([.H25];0);0;IF(EXACT([.I25];[.A25]);MOD(([.B25]-[.C25])/[.H25];6);IF(EXACT([.I25];[.B25]);(([.C25]-[.A25])/[.H25])+2;(([.A25]-[.B25])/[.H25])+4))) * 60" office:value-type="float" office:value="79.672131147541">
            <text:p>79,6721311475</text:p>
          </table:table-cell>
          <table:table-cell table:formula="of:=(1/2)*(MAX([.A25:.C25])+MIN([.A25:.C25]))" office:value-type="float" office:value="36.5">
            <text:p>36,5</text:p>
          </table:table-cell>
          <table:table-cell table:formula="of:=IF(EXACT([.H25];0);0;IF([.L25]&gt;(1/2);[.H25]/(2*[.L25]);[.H25]/(2-2*[.L25])))*255" office:value-type="float" office:value="213.082191780822">
            <text:p>213,082191780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166">
            <text:p>166</text:p>
          </table:table-cell>
          <table:table-cell office:value-type="string">
            <text:p>landscape</text:p>
          </table:table-cell>
          <table:table-cell/>
          <table:table-cell table:formula="of:=MAX([.A26:.C26])-MIN([.A26:.C26])" office:value-type="float" office:value="47">
            <text:p>47</text:p>
          </table:table-cell>
          <table:table-cell table:formula="of:=MAX([.A26:.C26])" office:value-type="float" office:value="113">
            <text:p>113</text:p>
          </table:table-cell>
          <table:table-cell office:value-type="float" office:value="1">
            <text:p>1</text:p>
          </table:table-cell>
          <table:table-cell table:formula="of:=IF(EXACT([.H26];0);0;IF(EXACT([.I26];[.A26]);MOD(([.B26]-[.C26])/[.H26];6);IF(EXACT([.I26];[.B26]);(([.C26]-[.A26])/[.H26])+2;(([.A26]-[.B26])/[.H26])+4))) * 60" office:value-type="float" office:value="38.2978723404255">
            <text:p>38,2978723404</text:p>
          </table:table-cell>
          <table:table-cell table:formula="of:=(1/2)*(MAX([.A26:.C26])+MIN([.A26:.C26]))" office:value-type="float" office:value="89.5">
            <text:p>89,5</text:p>
          </table:table-cell>
          <table:table-cell table:formula="of:=IF(EXACT([.H26];0);0;IF([.L26]&gt;(1/2);[.H26]/(2*[.L26]);[.H26]/(2-2*[.L26])))*255" office:value-type="float" office:value="66.9553072625698">
            <text:p>66,955307262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189">
            <text:p>189</text:p>
          </table:table-cell>
          <table:table-cell office:value-type="float" office:value="167">
            <text:p>167</text:p>
          </table:table-cell>
          <table:table-cell office:value-type="string">
            <text:p>landscape</text:p>
          </table:table-cell>
          <table:table-cell/>
          <table:table-cell table:formula="of:=MAX([.A27:.C27])-MIN([.A27:.C27])" office:value-type="float" office:value="70">
            <text:p>70</text:p>
          </table:table-cell>
          <table:table-cell table:formula="of:=MAX([.A27:.C27])"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IF(EXACT([.H27];0);0;IF(EXACT([.I27];[.A27]);MOD(([.B27]-[.C27])/[.H27];6);IF(EXACT([.I27];[.B27]);(([.C27]-[.A27])/[.H27])+2;(([.A27]-[.B27])/[.H27])+4))) * 60" office:value-type="float" office:value="71.1428571428571">
            <text:p>71,1428571429</text:p>
          </table:table-cell>
          <table:table-cell table:formula="of:=(1/2)*(MAX([.A27:.C27])+MIN([.A27:.C27]))" office:value-type="float" office:value="44">
            <text:p>44</text:p>
          </table:table-cell>
          <table:table-cell table:formula="of:=IF(EXACT([.H27];0);0;IF([.L27]&gt;(1/2);[.H27]/(2*[.L27]);[.H27]/(2-2*[.L27])))*255" office:value-type="float" office:value="202.840909090909">
            <text:p>202,840909090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  <table:table-cell office:value-type="float" office:value="196">
            <text:p>196</text:p>
          </table:table-cell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 office:value-type="string">
            <text:p>sky</text:p>
          </table:table-cell>
          <table:table-cell office:value-type="string">
            <text:p>Rusty Clark_6</text:p>
          </table:table-cell>
          <table:table-cell table:formula="of:=MAX([.A28:.C28])-MIN([.A28:.C28])" office:value-type="float" office:value="38">
            <text:p>38</text:p>
          </table:table-cell>
          <table:table-cell table:formula="of:=MAX([.A28:.C28])" office:value-type="float" office:value="196">
            <text:p>196</text:p>
          </table:table-cell>
          <table:table-cell office:value-type="float" office:value="1">
            <text:p>1</text:p>
          </table:table-cell>
          <table:table-cell table:formula="of:=IF(EXACT([.H28];0);0;IF(EXACT([.I28];[.A28]);MOD(([.B28]-[.C28])/[.H28];6);IF(EXACT([.I28];[.B28]);(([.C28]-[.A28])/[.H28])+2;(([.A28]-[.B28])/[.H28])+4))) * 60" office:value-type="float" office:value="216.315789473684">
            <text:p>216,3157894737</text:p>
          </table:table-cell>
          <table:table-cell table:formula="of:=(1/2)*(MAX([.A28:.C28])+MIN([.A28:.C28]))" office:value-type="float" office:value="177">
            <text:p>177</text:p>
          </table:table-cell>
          <table:table-cell table:formula="of:=IF(EXACT([.H28];0);0;IF([.L28]&gt;(1/2);[.H28]/(2*[.L28]);[.H28]/(2-2*[.L28])))*255" office:value-type="float" office:value="27.3728813559322">
            <text:p>27,372881355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office:value-type="float" office:value="204">
            <text:p>20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sky</text:p>
          </table:table-cell>
          <table:table-cell/>
          <table:table-cell table:formula="of:=MAX([.A29:.C29])-MIN([.A29:.C29])" office:value-type="float" office:value="56">
            <text:p>56</text:p>
          </table:table-cell>
          <table:table-cell table:formula="of:=MAX([.A29:.C29])" office:value-type="float" office:value="204">
            <text:p>204</text:p>
          </table:table-cell>
          <table:table-cell office:value-type="float" office:value="1">
            <text:p>1</text:p>
          </table:table-cell>
          <table:table-cell table:formula="of:=IF(EXACT([.H29];0);0;IF(EXACT([.I29];[.A29]);MOD(([.B29]-[.C29])/[.H29];6);IF(EXACT([.I29];[.B29]);(([.C29]-[.A29])/[.H29])+2;(([.A29]-[.B29])/[.H29])+4))) * 60" office:value-type="float" office:value="211.071428571429">
            <text:p>211,0714285714</text:p>
          </table:table-cell>
          <table:table-cell table:formula="of:=(1/2)*(MAX([.A29:.C29])+MIN([.A29:.C29]))" office:value-type="float" office:value="176">
            <text:p>176</text:p>
          </table:table-cell>
          <table:table-cell table:formula="of:=IF(EXACT([.H29];0);0;IF([.L29]&gt;(1/2);[.H29]/(2*[.L29]);[.H29]/(2-2*[.L29])))*255" office:value-type="float" office:value="40.5681818181818">
            <text:p>40,568181818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  <table:table-cell office:value-type="float" office:value="195">
            <text:p>195</text:p>
          </table:table-cell>
          <table:table-cell office:value-type="float" office:value="167">
            <text:p>167</text:p>
          </table:table-cell>
          <table:table-cell office:value-type="float" office:value="51">
            <text:p>51</text:p>
          </table:table-cell>
          <table:table-cell office:value-type="string">
            <text:p>sky</text:p>
          </table:table-cell>
          <table:table-cell/>
          <table:table-cell table:formula="of:=MAX([.A30:.C30])-MIN([.A30:.C30])" office:value-type="float" office:value="45">
            <text:p>45</text:p>
          </table:table-cell>
          <table:table-cell table:formula="of:=MAX([.A30:.C30])" office:value-type="float" office:value="195">
            <text:p>195</text:p>
          </table:table-cell>
          <table:table-cell office:value-type="float" office:value="1">
            <text:p>1</text:p>
          </table:table-cell>
          <table:table-cell table:formula="of:=IF(EXACT([.H30];0);0;IF(EXACT([.I30];[.A30]);MOD(([.B30]-[.C30])/[.H30];6);IF(EXACT([.I30];[.B30]);(([.C30]-[.A30])/[.H30])+2;(([.A30]-[.B30])/[.H30])+4))) * 60" office:value-type="float" office:value="213.333333333333">
            <text:p>213,3333333333</text:p>
          </table:table-cell>
          <table:table-cell table:formula="of:=(1/2)*(MAX([.A30:.C30])+MIN([.A30:.C30]))" office:value-type="float" office:value="172.5">
            <text:p>172,5</text:p>
          </table:table-cell>
          <table:table-cell table:formula="of:=IF(EXACT([.H30];0);0;IF([.L30]&gt;(1/2);[.H30]/(2*[.L30]);[.H30]/(2-2*[.L30])))*255" office:value-type="float" office:value="33.2608695652174">
            <text:p>33,260869565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221">
            <text:p>221</text:p>
          </table:table-cell>
          <table:table-cell office:value-type="float" office:value="54">
            <text:p>54</text:p>
          </table:table-cell>
          <table:table-cell office:value-type="string">
            <text:p>landscape</text:p>
          </table:table-cell>
          <table:table-cell/>
          <table:table-cell table:formula="of:=MAX([.A31:.C31])-MIN([.A31:.C31])" office:value-type="float" office:value="33">
            <text:p>33</text:p>
          </table:table-cell>
          <table:table-cell table:formula="of:=MAX([.A31:.C31])" office:value-type="float" office:value="52">
            <text:p>52</text:p>
          </table:table-cell>
          <table:table-cell office:value-type="float" office:value="1">
            <text:p>1</text:p>
          </table:table-cell>
          <table:table-cell table:formula="of:=IF(EXACT([.H31];0);0;IF(EXACT([.I31];[.A31]);MOD(([.B31]-[.C31])/[.H31];6);IF(EXACT([.I31];[.B31]);(([.C31]-[.A31])/[.H31])+2;(([.A31]-[.B31])/[.H31])+4))) * 60" office:value-type="float" office:value="87.2727272727273">
            <text:p>87,2727272727</text:p>
          </table:table-cell>
          <table:table-cell table:formula="of:=(1/2)*(MAX([.A31:.C31])+MIN([.A31:.C31]))" office:value-type="float" office:value="35.5">
            <text:p>35,5</text:p>
          </table:table-cell>
          <table:table-cell table:formula="of:=IF(EXACT([.H31];0);0;IF([.L31]&gt;(1/2);[.H31]/(2*[.L31]);[.H31]/(2-2*[.L31])))*255" office:value-type="float" office:value="118.521126760563">
            <text:p>118,521126760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string">
            <text:p>landscape</text:p>
          </table:table-cell>
          <table:table-cell/>
          <table:table-cell table:formula="of:=MAX([.A32:.C32])-MIN([.A32:.C32])" office:value-type="float" office:value="56">
            <text:p>56</text:p>
          </table:table-cell>
          <table:table-cell table:formula="of:=MAX([.A32:.C32])"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IF(EXACT([.H32];0);0;IF(EXACT([.I32];[.A32]);MOD(([.B32]-[.C32])/[.H32];6);IF(EXACT([.I32];[.B32]);(([.C32]-[.A32])/[.H32])+2;(([.A32]-[.B32])/[.H32])+4))) * 60" office:value-type="float" office:value="84.6428571428571">
            <text:p>84,6428571429</text:p>
          </table:table-cell>
          <table:table-cell table:formula="of:=(1/2)*(MAX([.A32:.C32])+MIN([.A32:.C32]))" office:value-type="float" office:value="33">
            <text:p>33</text:p>
          </table:table-cell>
          <table:table-cell table:formula="of:=IF(EXACT([.H32];0);0;IF([.L32]&gt;(1/2);[.H32]/(2*[.L32]);[.H32]/(2-2*[.L32])))*255" office:value-type="float" office:value="216.363636363636">
            <text:p>216,363636363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127">
            <text:p>127</text:p>
          </table:table-cell>
          <table:table-cell office:value-type="float" office:value="95">
            <text:p>95</text:p>
          </table:table-cell>
          <table:table-cell office:value-type="string">
            <text:p>landscape</text:p>
          </table:table-cell>
          <table:table-cell/>
          <table:table-cell table:formula="of:=MAX([.A33:.C33])-MIN([.A33:.C33])" office:value-type="float" office:value="18">
            <text:p>18</text:p>
          </table:table-cell>
          <table:table-cell table:formula="of:=MAX([.A33:.C33])"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IF(EXACT([.H33];0);0;IF(EXACT([.I33];[.A33]);MOD(([.B33]-[.C33])/[.H33];6);IF(EXACT([.I33];[.B33]);(([.C33]-[.A33])/[.H33])+2;(([.A33]-[.B33])/[.H33])+4))) * 60" office:value-type="float" office:value="133.333333333333">
            <text:p>133,3333333333</text:p>
          </table:table-cell>
          <table:table-cell table:formula="of:=(1/2)*(MAX([.A33:.C33])+MIN([.A33:.C33]))" office:value-type="float" office:value="49">
            <text:p>49</text:p>
          </table:table-cell>
          <table:table-cell table:formula="of:=IF(EXACT([.H33];0);0;IF([.L33]&gt;(1/2);[.H33]/(2*[.L33]);[.H33]/(2-2*[.L33])))*255" office:value-type="float" office:value="46.8367346938776">
            <text:p>46,836734693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15">
            <text:p>115</text:p>
          </table:table-cell>
          <table:table-cell office:value-type="string">
            <text:p>landscape</text:p>
          </table:table-cell>
          <table:table-cell/>
          <table:table-cell table:formula="of:=MAX([.A34:.C34])-MIN([.A34:.C34])" office:value-type="float" office:value="48">
            <text:p>48</text:p>
          </table:table-cell>
          <table:table-cell table:formula="of:=MAX([.A34:.C34])"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IF(EXACT([.H34];0);0;IF(EXACT([.I34];[.A34]);MOD(([.B34]-[.C34])/[.H34];6);IF(EXACT([.I34];[.B34]);(([.C34]-[.A34])/[.H34])+2;(([.A34]-[.B34])/[.H34])+4))) * 60" office:value-type="float" office:value="92.5">
            <text:p>92,5</text:p>
          </table:table-cell>
          <table:table-cell table:formula="of:=(1/2)*(MAX([.A34:.C34])+MIN([.A34:.C34]))" office:value-type="float" office:value="27">
            <text:p>27</text:p>
          </table:table-cell>
          <table:table-cell table:formula="of:=IF(EXACT([.H34];0);0;IF([.L34]&gt;(1/2);[.H34]/(2*[.L34]);[.H34]/(2-2*[.L34])))*255" office:value-type="float" office:value="226.666666666667">
            <text:p>226,6666666667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 office:value-type="float" office:value="118">
            <text:p>118</text:p>
          </table:table-cell>
          <table:table-cell office:value-type="float" office:value="134">
            <text:p>134</text:p>
          </table:table-cell>
          <table:table-cell office:value-type="string">
            <text:p>landscape</text:p>
          </table:table-cell>
          <table:table-cell/>
          <table:table-cell table:formula="of:=MAX([.A35:.C35])-MIN([.A35:.C35])" office:value-type="float" office:value="23">
            <text:p>23</text:p>
          </table:table-cell>
          <table:table-cell table:formula="of:=MAX([.A35:.C35])"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IF(EXACT([.H35];0);0;IF(EXACT([.I35];[.A35]);MOD(([.B35]-[.C35])/[.H35];6);IF(EXACT([.I35];[.B35]);(([.C35]-[.A35])/[.H35])+2;(([.A35]-[.B35])/[.H35])+4))) * 60" office:value-type="float" office:value="203.478260869565">
            <text:p>203,4782608696</text:p>
          </table:table-cell>
          <table:table-cell table:formula="of:=(1/2)*(MAX([.A35:.C35])+MIN([.A35:.C35]))" office:value-type="float" office:value="128.5">
            <text:p>128,5</text:p>
          </table:table-cell>
          <table:table-cell table:formula="of:=IF(EXACT([.H35];0);0;IF([.L35]&gt;(1/2);[.H35]/(2*[.L35]);[.H35]/(2-2*[.L35])))*255" office:value-type="float" office:value="22.8210116731517">
            <text:p>22,821011673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17">
            <text:p>117</text:p>
          </table:table-cell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 office:value-type="float" office:value="173">
            <text:p>173</text:p>
          </table:table-cell>
          <table:table-cell office:value-type="string">
            <text:p>structure</text:p>
          </table:table-cell>
          <table:table-cell/>
          <table:table-cell table:formula="of:=MAX([.A36:.C36])-MIN([.A36:.C36])" office:value-type="float" office:value="31">
            <text:p>31</text:p>
          </table:table-cell>
          <table:table-cell table:formula="of:=MAX([.A36:.C36])" office:value-type="float" office:value="128">
            <text:p>128</text:p>
          </table:table-cell>
          <table:table-cell office:value-type="float" office:value="1">
            <text:p>1</text:p>
          </table:table-cell>
          <table:table-cell table:formula="of:=IF(EXACT([.H36];0);0;IF(EXACT([.I36];[.A36]);MOD(([.B36]-[.C36])/[.H36];6);IF(EXACT([.I36];[.B36]);(([.C36]-[.A36])/[.H36])+2;(([.A36]-[.B36])/[.H36])+4))) * 60" office:value-type="float" office:value="38.7096774193548">
            <text:p>38,7096774194</text:p>
          </table:table-cell>
          <table:table-cell table:formula="of:=(1/2)*(MAX([.A36:.C36])+MIN([.A36:.C36]))" office:value-type="float" office:value="112.5">
            <text:p>112,5</text:p>
          </table:table-cell>
          <table:table-cell table:formula="of:=IF(EXACT([.H36];0);0;IF([.L36]&gt;(1/2);[.H36]/(2*[.L36]);[.H36]/(2-2*[.L36])))*255" office:value-type="float" office:value="35.1333333333333">
            <text:p>35,133333333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84">
            <text:p>84</text:p>
          </table:table-cell>
          <table:table-cell office:value-type="float" office:value="228">
            <text:p>228</text:p>
          </table:table-cell>
          <table:table-cell office:value-type="float" office:value="173">
            <text:p>173</text:p>
          </table:table-cell>
          <table:table-cell office:value-type="string">
            <text:p>structure</text:p>
          </table:table-cell>
          <table:table-cell/>
          <table:table-cell table:formula="of:=MAX([.A37:.C37])-MIN([.A37:.C37])" office:value-type="float" office:value="38">
            <text:p>38</text:p>
          </table:table-cell>
          <table:table-cell table:formula="of:=MAX([.A37:.C37])" office:value-type="float" office:value="122">
            <text:p>122</text:p>
          </table:table-cell>
          <table:table-cell office:value-type="float" office:value="1">
            <text:p>1</text:p>
          </table:table-cell>
          <table:table-cell table:formula="of:=IF(EXACT([.H37];0);0;IF(EXACT([.I37];[.A37]);MOD(([.B37]-[.C37])/[.H37];6);IF(EXACT([.I37];[.B37]);(([.C37]-[.A37])/[.H37])+2;(([.A37]-[.B37])/[.H37])+4))) * 60" office:value-type="float" office:value="45.7894736842105">
            <text:p>45,7894736842</text:p>
          </table:table-cell>
          <table:table-cell table:formula="of:=(1/2)*(MAX([.A37:.C37])+MIN([.A37:.C37]))" office:value-type="float" office:value="103">
            <text:p>103</text:p>
          </table:table-cell>
          <table:table-cell table:formula="of:=IF(EXACT([.H37];0);0;IF([.L37]&gt;(1/2);[.H37]/(2*[.L37]);[.H37]/(2-2*[.L37])))*255" office:value-type="float" office:value="47.0388349514563">
            <text:p>47,038834951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string">
            <text:p>sky</text:p>
          </table:table-cell>
          <table:table-cell office:value-type="string">
            <text:p>Rusty Clark_7</text:p>
          </table:table-cell>
          <table:table-cell table:formula="of:=MAX([.A38:.C38])-MIN([.A38:.C38])" office:value-type="float" office:value="79">
            <text:p>79</text:p>
          </table:table-cell>
          <table:table-cell table:formula="of:=MAX([.A38:.C38])" office:value-type="float" office:value="164">
            <text:p>164</text:p>
          </table:table-cell>
          <table:table-cell office:value-type="float" office:value="1">
            <text:p>1</text:p>
          </table:table-cell>
          <table:table-cell table:formula="of:=IF(EXACT([.H38];0);0;IF(EXACT([.I38];[.A38]);MOD(([.B38]-[.C38])/[.H38];6);IF(EXACT([.I38];[.B38]);(([.C38]-[.A38])/[.H38])+2;(([.A38]-[.B38])/[.H38])+4))) * 60" office:value-type="float" office:value="211.898734177215">
            <text:p>211,8987341772</text:p>
          </table:table-cell>
          <table:table-cell table:formula="of:=(1/2)*(MAX([.A38:.C38])+MIN([.A38:.C38]))" office:value-type="float" office:value="124.5">
            <text:p>124,5</text:p>
          </table:table-cell>
          <table:table-cell table:formula="of:=IF(EXACT([.H38];0);0;IF([.L38]&gt;(1/2);[.H38]/(2*[.L38]);[.H38]/(2-2*[.L38])))*255" office:value-type="float" office:value="80.9036144578313">
            <text:p>80,903614457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192">
            <text:p>192</text:p>
          </table:table-cell>
          <table:table-cell office:value-type="float" office:value="208">
            <text:p>208</text:p>
          </table:table-cell>
          <table:table-cell office:value-type="float" office:value="97">
            <text:p>97</text:p>
          </table:table-cell>
          <table:table-cell office:value-type="float" office:value="16">
            <text:p>16</text:p>
          </table:table-cell>
          <table:table-cell office:value-type="string">
            <text:p>sky</text:p>
          </table:table-cell>
          <table:table-cell/>
          <table:table-cell table:formula="of:=MAX([.A39:.C39])-MIN([.A39:.C39])" office:value-type="float" office:value="23">
            <text:p>23</text:p>
          </table:table-cell>
          <table:table-cell table:formula="of:=MAX([.A39:.C39])" office:value-type="float" office:value="208">
            <text:p>208</text:p>
          </table:table-cell>
          <table:table-cell office:value-type="float" office:value="1">
            <text:p>1</text:p>
          </table:table-cell>
          <table:table-cell table:formula="of:=IF(EXACT([.H39];0);0;IF(EXACT([.I39];[.A39]);MOD(([.B39]-[.C39])/[.H39];6);IF(EXACT([.I39];[.B39]);(([.C39]-[.A39])/[.H39])+2;(([.A39]-[.B39])/[.H39])+4))) * 60" office:value-type="float" office:value="221.739130434783">
            <text:p>221,7391304348</text:p>
          </table:table-cell>
          <table:table-cell table:formula="of:=(1/2)*(MAX([.A39:.C39])+MIN([.A39:.C39]))" office:value-type="float" office:value="196.5">
            <text:p>196,5</text:p>
          </table:table-cell>
          <table:table-cell table:formula="of:=IF(EXACT([.H39];0);0;IF([.L39]&gt;(1/2);[.H39]/(2*[.L39]);[.H39]/(2-2*[.L39])))*255" office:value-type="float" office:value="14.9236641221374">
            <text:p>14,923664122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26">
            <text:p>126</text:p>
          </table:table-cell>
          <table:table-cell office:value-type="float" office:value="165">
            <text:p>165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office:value-type="string">
            <text:p>sky</text:p>
          </table:table-cell>
          <table:table-cell/>
          <table:table-cell table:formula="of:=MAX([.A40:.C40])-MIN([.A40:.C40])" office:value-type="float" office:value="77">
            <text:p>77</text:p>
          </table:table-cell>
          <table:table-cell table:formula="of:=MAX([.A40:.C40])" office:value-type="float" office:value="165">
            <text:p>165</text:p>
          </table:table-cell>
          <table:table-cell office:value-type="float" office:value="1">
            <text:p>1</text:p>
          </table:table-cell>
          <table:table-cell table:formula="of:=IF(EXACT([.H40];0);0;IF(EXACT([.I40];[.A40]);MOD(([.B40]-[.C40])/[.H40];6);IF(EXACT([.I40];[.B40]);(([.C40]-[.A40])/[.H40])+2;(([.A40]-[.B40])/[.H40])+4))) * 60" office:value-type="float" office:value="210.38961038961">
            <text:p>210,3896103896</text:p>
          </table:table-cell>
          <table:table-cell table:formula="of:=(1/2)*(MAX([.A40:.C40])+MIN([.A40:.C40]))" office:value-type="float" office:value="126.5">
            <text:p>126,5</text:p>
          </table:table-cell>
          <table:table-cell table:formula="of:=IF(EXACT([.H40];0);0;IF([.L40]&gt;(1/2);[.H40]/(2*[.L40]);[.H40]/(2-2*[.L40])))*255" office:value-type="float" office:value="77.6086956521739">
            <text:p>77,608695652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string">
            <text:p>sky</text:p>
          </table:table-cell>
          <table:table-cell/>
          <table:table-cell table:formula="of:=MAX([.A41:.C41])-MIN([.A41:.C41])" office:value-type="float" office:value="16">
            <text:p>16</text:p>
          </table:table-cell>
          <table:table-cell table:formula="of:=MAX([.A41:.C41])" office:value-type="float" office:value="197">
            <text:p>197</text:p>
          </table:table-cell>
          <table:table-cell office:value-type="float" office:value="1">
            <text:p>1</text:p>
          </table:table-cell>
          <table:table-cell table:formula="of:=IF(EXACT([.H41];0);0;IF(EXACT([.I41];[.A41]);MOD(([.B41]-[.C41])/[.H41];6);IF(EXACT([.I41];[.B41]);(([.C41]-[.A41])/[.H41])+2;(([.A41]-[.B41])/[.H41])+4))) * 60" office:value-type="float" office:value="225">
            <text:p>225</text:p>
          </table:table-cell>
          <table:table-cell table:formula="of:=(1/2)*(MAX([.A41:.C41])+MIN([.A41:.C41]))" office:value-type="float" office:value="189">
            <text:p>189</text:p>
          </table:table-cell>
          <table:table-cell table:formula="of:=IF(EXACT([.H41];0);0;IF([.L41]&gt;(1/2);[.H41]/(2*[.L41]);[.H41]/(2-2*[.L41])))*255" office:value-type="float" office:value="10.7936507936508">
            <text:p>10,79365079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121">
            <text:p>121</text:p>
          </table:table-cell>
          <table:table-cell office:value-type="string">
            <text:p>sky</text:p>
          </table:table-cell>
          <table:table-cell/>
          <table:table-cell table:formula="of:=MAX([.A42:.C42])-MIN([.A42:.C42])" office:value-type="float" office:value="52">
            <text:p>52</text:p>
          </table:table-cell>
          <table:table-cell table:formula="of:=MAX([.A42:.C42])" office:value-type="float" office:value="114">
            <text:p>114</text:p>
          </table:table-cell>
          <table:table-cell office:value-type="float" office:value="1">
            <text:p>1</text:p>
          </table:table-cell>
          <table:table-cell table:formula="of:=IF(EXACT([.H42];0);0;IF(EXACT([.I42];[.A42]);MOD(([.B42]-[.C42])/[.H42];6);IF(EXACT([.I42];[.B42]);(([.C42]-[.A42])/[.H42])+2;(([.A42]-[.B42])/[.H42])+4))) * 60" office:value-type="float" office:value="207.692307692308">
            <text:p>207,6923076923</text:p>
          </table:table-cell>
          <table:table-cell table:formula="of:=(1/2)*(MAX([.A42:.C42])+MIN([.A42:.C42]))" office:value-type="float" office:value="88">
            <text:p>88</text:p>
          </table:table-cell>
          <table:table-cell table:formula="of:=IF(EXACT([.H42];0);0;IF([.L42]&gt;(1/2);[.H42]/(2*[.L42]);[.H42]/(2-2*[.L42])))*255" office:value-type="float" office:value="75.3409090909091">
            <text:p>75,340909090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2">
            <text:p>122</text:p>
          </table:table-cell>
          <table:table-cell office:value-type="float" office:value="216">
            <text:p>216</text:p>
          </table:table-cell>
          <table:table-cell office:value-type="float" office:value="140">
            <text:p>140</text:p>
          </table:table-cell>
          <table:table-cell office:value-type="string">
            <text:p>sky</text:p>
          </table:table-cell>
          <table:table-cell/>
          <table:table-cell table:formula="of:=MAX([.A43:.C43])-MIN([.A43:.C43])" office:value-type="float" office:value="49">
            <text:p>49</text:p>
          </table:table-cell>
          <table:table-cell table:formula="of:=MAX([.A43:.C43])" office:value-type="float" office:value="122">
            <text:p>122</text:p>
          </table:table-cell>
          <table:table-cell office:value-type="float" office:value="1">
            <text:p>1</text:p>
          </table:table-cell>
          <table:table-cell table:formula="of:=IF(EXACT([.H43];0);0;IF(EXACT([.I43];[.A43]);MOD(([.B43]-[.C43])/[.H43];6);IF(EXACT([.I43];[.B43]);(([.C43]-[.A43])/[.H43])+2;(([.A43]-[.B43])/[.H43])+4))) * 60" office:value-type="float" office:value="205.714285714286">
            <text:p>205,7142857143</text:p>
          </table:table-cell>
          <table:table-cell table:formula="of:=(1/2)*(MAX([.A43:.C43])+MIN([.A43:.C43]))" office:value-type="float" office:value="97.5">
            <text:p>97,5</text:p>
          </table:table-cell>
          <table:table-cell table:formula="of:=IF(EXACT([.H43];0);0;IF([.L43]&gt;(1/2);[.H43]/(2*[.L43]);[.H43]/(2-2*[.L43])))*255" office:value-type="float" office:value="64.0769230769231">
            <text:p>64,0769230769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office:value-type="string">
            <text:p>landscape</text:p>
          </table:table-cell>
          <table:table-cell/>
          <table:table-cell table:formula="of:=MAX([.A44:.C44])-MIN([.A44:.C44])" office:value-type="float" office:value="0">
            <text:p>0</text:p>
          </table:table-cell>
          <table:table-cell table:formula="of:=MAX([.A44:.C44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EXACT([.H44];0);0;IF(EXACT([.I44];[.A44]);MOD(([.B44]-[.C44])/[.H44];6);IF(EXACT([.I44];[.B44]);(([.C44]-[.A44])/[.H44])+2;(([.A44]-[.B44])/[.H44])+4))) * 60" office:value-type="float" office:value="0">
            <text:p>0</text:p>
          </table:table-cell>
          <table:table-cell table:formula="of:=(1/2)*(MAX([.A44:.C44])+MIN([.A44:.C44]))" office:value-type="float" office:value="0">
            <text:p>0</text:p>
          </table:table-cell>
          <table:table-cell table:formula="of:=IF(EXACT([.H44];0);0;IF([.L44]&gt;(1/2);[.H44]/(2*[.L44]);[.H44]/(2-2*[.L44])))*25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102">
            <text:p>102</text:p>
          </table:table-cell>
          <table:table-cell office:value-type="float" office:value="172">
            <text:p>172</text:p>
          </table:table-cell>
          <table:table-cell office:value-type="string">
            <text:p>landscape</text:p>
          </table:table-cell>
          <table:table-cell/>
          <table:table-cell table:formula="of:=MAX([.A45:.C45])-MIN([.A45:.C45])" office:value-type="float" office:value="13">
            <text:p>13</text:p>
          </table:table-cell>
          <table:table-cell table:formula="of:=MAX([.A45:.C45])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IF(EXACT([.H45];0);0;IF(EXACT([.I45];[.A45]);MOD(([.B45]-[.C45])/[.H45];6);IF(EXACT([.I45];[.B45]);(([.C45]-[.A45])/[.H45])+2;(([.A45]-[.B45])/[.H45])+4))) * 60" office:value-type="float" office:value="189.230769230769">
            <text:p>189,2307692308</text:p>
          </table:table-cell>
          <table:table-cell table:formula="of:=(1/2)*(MAX([.A45:.C45])+MIN([.A45:.C45]))" office:value-type="float" office:value="22.5">
            <text:p>22,5</text:p>
          </table:table-cell>
          <table:table-cell table:formula="of:=IF(EXACT([.H45];0);0;IF([.L45]&gt;(1/2);[.H45]/(2*[.L45]);[.H45]/(2-2*[.L45])))*255" office:value-type="float" office:value="73.6666666666667">
            <text:p>73,6666666667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190">
            <text:p>190</text:p>
          </table:table-cell>
          <table:table-cell office:value-type="float" office:value="235">
            <text:p>235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string">
            <text:p>sky</text:p>
          </table:table-cell>
          <table:table-cell office:value-type="string">
            <text:p>Rusty Clark_8</text:p>
          </table:table-cell>
          <table:table-cell table:formula="of:=MAX([.A46:.C46])-MIN([.A46:.C46])" office:value-type="float" office:value="89">
            <text:p>89</text:p>
          </table:table-cell>
          <table:table-cell table:formula="of:=MAX([.A46:.C46])" office:value-type="float" office:value="235">
            <text:p>235</text:p>
          </table:table-cell>
          <table:table-cell office:value-type="float" office:value="1">
            <text:p>1</text:p>
          </table:table-cell>
          <table:table-cell table:formula="of:=IF(EXACT([.H46];0);0;IF(EXACT([.I46];[.A46]);MOD(([.B46]-[.C46])/[.H46];6);IF(EXACT([.I46];[.B46]);(([.C46]-[.A46])/[.H46])+2;(([.A46]-[.B46])/[.H46])+4))) * 60" office:value-type="float" office:value="210.337078651685">
            <text:p>210,3370786517</text:p>
          </table:table-cell>
          <table:table-cell table:formula="of:=(1/2)*(MAX([.A46:.C46])+MIN([.A46:.C46]))" office:value-type="float" office:value="190.5">
            <text:p>190,5</text:p>
          </table:table-cell>
          <table:table-cell table:formula="of:=IF(EXACT([.H46];0);0;IF([.L46]&gt;(1/2);[.H46]/(2*[.L46]);[.H46]/(2-2*[.L46])))*255" office:value-type="float" office:value="59.5669291338583">
            <text:p>59,56692913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98">
            <text:p>198</text:p>
          </table:table-cell>
          <table:table-cell office:value-type="float" office:value="234">
            <text:p>234</text:p>
          </table:table-cell>
          <table:table-cell office:value-type="float" office:value="126">
            <text:p>126</text:p>
          </table:table-cell>
          <table:table-cell office:value-type="float" office:value="48">
            <text:p>48</text:p>
          </table:table-cell>
          <table:table-cell office:value-type="string">
            <text:p>sky</text:p>
          </table:table-cell>
          <table:table-cell/>
          <table:table-cell table:formula="of:=MAX([.A47:.C47])-MIN([.A47:.C47])" office:value-type="float" office:value="72">
            <text:p>72</text:p>
          </table:table-cell>
          <table:table-cell table:formula="of:=MAX([.A47:.C47])" office:value-type="float" office:value="234">
            <text:p>234</text:p>
          </table:table-cell>
          <table:table-cell office:value-type="float" office:value="1">
            <text:p>1</text:p>
          </table:table-cell>
          <table:table-cell table:formula="of:=IF(EXACT([.H47];0);0;IF(EXACT([.I47];[.A47]);MOD(([.B47]-[.C47])/[.H47];6);IF(EXACT([.I47];[.B47]);(([.C47]-[.A47])/[.H47])+2;(([.A47]-[.B47])/[.H47])+4))) * 60" office:value-type="float" office:value="210">
            <text:p>210</text:p>
          </table:table-cell>
          <table:table-cell table:formula="of:=(1/2)*(MAX([.A47:.C47])+MIN([.A47:.C47]))" office:value-type="float" office:value="198">
            <text:p>198</text:p>
          </table:table-cell>
          <table:table-cell table:formula="of:=IF(EXACT([.H47];0);0;IF([.L47]&gt;(1/2);[.H47]/(2*[.L47]);[.H47]/(2-2*[.L47])))*255" office:value-type="float" office:value="46.3636363636364">
            <text:p>46,36363636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186">
            <text:p>186</text:p>
          </table:table-cell>
          <table:table-cell office:value-type="float" office:value="215">
            <text:p>215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string">
            <text:p>sky</text:p>
          </table:table-cell>
          <table:table-cell/>
          <table:table-cell table:formula="of:=MAX([.A48:.C48])-MIN([.A48:.C48])" office:value-type="float" office:value="60">
            <text:p>60</text:p>
          </table:table-cell>
          <table:table-cell table:formula="of:=MAX([.A48:.C48])" office:value-type="float" office:value="215">
            <text:p>215</text:p>
          </table:table-cell>
          <table:table-cell office:value-type="float" office:value="1">
            <text:p>1</text:p>
          </table:table-cell>
          <table:table-cell table:formula="of:=IF(EXACT([.H48];0);0;IF(EXACT([.I48];[.A48]);MOD(([.B48]-[.C48])/[.H48];6);IF(EXACT([.I48];[.B48]);(([.C48]-[.A48])/[.H48])+2;(([.A48]-[.B48])/[.H48])+4))) * 60" office:value-type="float" office:value="209">
            <text:p>209</text:p>
          </table:table-cell>
          <table:table-cell table:formula="of:=(1/2)*(MAX([.A48:.C48])+MIN([.A48:.C48]))" office:value-type="float" office:value="185">
            <text:p>185</text:p>
          </table:table-cell>
          <table:table-cell table:formula="of:=IF(EXACT([.H48];0);0;IF([.L48]&gt;(1/2);[.H48]/(2*[.L48]);[.H48]/(2-2*[.L48])))*255" office:value-type="float" office:value="41.3513513513514">
            <text:p>41,35135135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30">
            <text:p>30</text:p>
          </table:table-cell>
          <table:table-cell office:value-type="float" office:value="189">
            <text:p>189</text:p>
          </table:table-cell>
          <table:table-cell office:value-type="float" office:value="87">
            <text:p>87</text:p>
          </table:table-cell>
          <table:table-cell office:value-type="string">
            <text:p>landscape</text:p>
          </table:table-cell>
          <table:table-cell/>
          <table:table-cell table:formula="of:=MAX([.A49:.C49])-MIN([.A49:.C49])" office:value-type="float" office:value="106">
            <text:p>106</text:p>
          </table:table-cell>
          <table:table-cell table:formula="of:=MAX([.A49:.C49])" office:value-type="float" office:value="136">
            <text:p>136</text:p>
          </table:table-cell>
          <table:table-cell office:value-type="float" office:value="1">
            <text:p>1</text:p>
          </table:table-cell>
          <table:table-cell table:formula="of:=IF(EXACT([.H49];0);0;IF(EXACT([.I49];[.A49]);MOD(([.B49]-[.C49])/[.H49];6);IF(EXACT([.I49];[.B49]);(([.C49]-[.A49])/[.H49])+2;(([.A49]-[.B49])/[.H49])+4))) * 60" office:value-type="float" office:value="80.377358490566">
            <text:p>80,3773584906</text:p>
          </table:table-cell>
          <table:table-cell table:formula="of:=(1/2)*(MAX([.A49:.C49])+MIN([.A49:.C49]))" office:value-type="float" office:value="83">
            <text:p>83</text:p>
          </table:table-cell>
          <table:table-cell table:formula="of:=IF(EXACT([.H49];0);0;IF([.L49]&gt;(1/2);[.H49]/(2*[.L49]);[.H49]/(2-2*[.L49])))*255" office:value-type="float" office:value="162.831325301205">
            <text:p>162,831325301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office:value-type="float" office:value="173">
            <text:p>173</text:p>
          </table:table-cell>
          <table:table-cell office:value-type="float" office:value="82">
            <text:p>82</text:p>
          </table:table-cell>
          <table:table-cell office:value-type="string">
            <text:p>landscape</text:p>
          </table:table-cell>
          <table:table-cell/>
          <table:table-cell table:formula="of:=MAX([.A50:.C50])-MIN([.A50:.C50])" office:value-type="float" office:value="66">
            <text:p>66</text:p>
          </table:table-cell>
          <table:table-cell table:formula="of:=MAX([.A50:.C50])" office:value-type="float" office:value="111">
            <text:p>111</text:p>
          </table:table-cell>
          <table:table-cell office:value-type="float" office:value="1">
            <text:p>1</text:p>
          </table:table-cell>
          <table:table-cell table:formula="of:=IF(EXACT([.H50];0);0;IF(EXACT([.I50];[.A50]);MOD(([.B50]-[.C50])/[.H50];6);IF(EXACT([.I50];[.B50]);(([.C50]-[.A50])/[.H50])+2;(([.A50]-[.B50])/[.H50])+4))) * 60" office:value-type="float" office:value="43.6363636363636">
            <text:p>43,6363636364</text:p>
          </table:table-cell>
          <table:table-cell table:formula="of:=(1/2)*(MAX([.A50:.C50])+MIN([.A50:.C50]))" office:value-type="float" office:value="78">
            <text:p>78</text:p>
          </table:table-cell>
          <table:table-cell table:formula="of:=IF(EXACT([.H50];0);0;IF([.L50]&gt;(1/2);[.H50]/(2*[.L50]);[.H50]/(2-2*[.L50])))*255" office:value-type="float" office:value="107.884615384615">
            <text:p>107,884615384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31">
            <text:p>131</text:p>
          </table:table-cell>
          <table:table-cell office:value-type="float" office:value="92">
            <text:p>92</text:p>
          </table:table-cell>
          <table:table-cell office:value-type="string">
            <text:p>structure</text:p>
          </table:table-cell>
          <table:table-cell/>
          <table:table-cell table:formula="of:=MAX([.A51:.C51])-MIN([.A51:.C51])" office:value-type="float" office:value="3">
            <text:p>3</text:p>
          </table:table-cell>
          <table:table-cell table:formula="of:=MAX([.A51:.C51])" office:value-type="float" office:value="112">
            <text:p>112</text:p>
          </table:table-cell>
          <table:table-cell office:value-type="float" office:value="1">
            <text:p>1</text:p>
          </table:table-cell>
          <table:table-cell table:formula="of:=IF(EXACT([.H51];0);0;IF(EXACT([.I51];[.A51]);MOD(([.B51]-[.C51])/[.H51];6);IF(EXACT([.I51];[.B51]);(([.C51]-[.A51])/[.H51])+2;(([.A51]-[.B51])/[.H51])+4))) * 60" office:value-type="float" office:value="40">
            <text:p>40</text:p>
          </table:table-cell>
          <table:table-cell table:formula="of:=(1/2)*(MAX([.A51:.C51])+MIN([.A51:.C51]))" office:value-type="float" office:value="110.5">
            <text:p>110,5</text:p>
          </table:table-cell>
          <table:table-cell table:formula="of:=IF(EXACT([.H51];0);0;IF([.L51]&gt;(1/2);[.H51]/(2*[.L51]);[.H51]/(2-2*[.L51])))*255" office:value-type="float" office:value="3.46153846153846">
            <text:p>3,461538461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27">
            <text:p>227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95">
            <text:p>95</text:p>
          </table:table-cell>
          <table:table-cell office:value-type="string">
            <text:p>structure</text:p>
          </table:table-cell>
          <table:table-cell/>
          <table:table-cell table:formula="of:=MAX([.A52:.C52])-MIN([.A52:.C52])" office:value-type="float" office:value="195">
            <text:p>195</text:p>
          </table:table-cell>
          <table:table-cell table:formula="of:=MAX([.A52:.C52])" office:value-type="float" office:value="227">
            <text:p>227</text:p>
          </table:table-cell>
          <table:table-cell office:value-type="float" office:value="1">
            <text:p>1</text:p>
          </table:table-cell>
          <table:table-cell table:formula="of:=IF(EXACT([.H52];0);0;IF(EXACT([.I52];[.A52]);MOD(([.B52]-[.C52])/[.H52];6);IF(EXACT([.I52];[.B52]);(([.C52]-[.A52])/[.H52])+2;(([.A52]-[.B52])/[.H52])+4))) * 60" office:value-type="float" office:value="41.8461538461539">
            <text:p>41,8461538462</text:p>
          </table:table-cell>
          <table:table-cell table:formula="of:=(1/2)*(MAX([.A52:.C52])+MIN([.A52:.C52]))" office:value-type="float" office:value="129.5">
            <text:p>129,5</text:p>
          </table:table-cell>
          <table:table-cell table:formula="of:=IF(EXACT([.H52];0);0;IF([.L52]&gt;(1/2);[.H52]/(2*[.L52]);[.H52]/(2-2*[.L52])))*255" office:value-type="float" office:value="191.988416988417">
            <text:p>191,988416988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153">
            <text:p>153</text:p>
          </table:table-cell>
          <table:table-cell office:value-type="float" office:value="62">
            <text:p>62</text:p>
          </table:table-cell>
          <table:table-cell office:value-type="float" office:value="229">
            <text:p>229</text:p>
          </table:table-cell>
          <table:table-cell office:value-type="float" office:value="122">
            <text:p>122</text:p>
          </table:table-cell>
          <table:table-cell office:value-type="string">
            <text:p>structure</text:p>
          </table:table-cell>
          <table:table-cell/>
          <table:table-cell table:formula="of:=MAX([.A53:.C53])-MIN([.A53:.C53])" office:value-type="float" office:value="136">
            <text:p>136</text:p>
          </table:table-cell>
          <table:table-cell table:formula="of:=MAX([.A53:.C53])" office:value-type="float" office:value="198">
            <text:p>198</text:p>
          </table:table-cell>
          <table:table-cell office:value-type="float" office:value="1">
            <text:p>1</text:p>
          </table:table-cell>
          <table:table-cell table:formula="of:=IF(EXACT([.H53];0);0;IF(EXACT([.I53];[.A53]);MOD(([.B53]-[.C53])/[.H53];6);IF(EXACT([.I53];[.B53]);(([.C53]-[.A53])/[.H53])+2;(([.A53]-[.B53])/[.H53])+4))) * 60" office:value-type="float" office:value="40.1470588235294">
            <text:p>40,1470588235</text:p>
          </table:table-cell>
          <table:table-cell table:formula="of:=(1/2)*(MAX([.A53:.C53])+MIN([.A53:.C53]))" office:value-type="float" office:value="130">
            <text:p>130</text:p>
          </table:table-cell>
          <table:table-cell table:formula="of:=IF(EXACT([.H53];0);0;IF([.L53]&gt;(1/2);[.H53]/(2*[.L53]);[.H53]/(2-2*[.L53])))*255" office:value-type="float" office:value="133.384615384615">
            <text:p>133,384615384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160">
            <text:p>160</text:p>
          </table:table-cell>
          <table:table-cell office:value-type="float" office:value="137">
            <text:p>137</text:p>
          </table:table-cell>
          <table:table-cell office:value-type="float" office:value="130">
            <text:p>130</text:p>
          </table:table-cell>
          <table:table-cell office:value-type="float" office:value="127">
            <text:p>127</text:p>
          </table:table-cell>
          <table:table-cell office:value-type="string">
            <text:p>structure</text:p>
          </table:table-cell>
          <table:table-cell/>
          <table:table-cell table:formula="of:=MAX([.A54:.C54])-MIN([.A54:.C54])" office:value-type="float" office:value="39">
            <text:p>39</text:p>
          </table:table-cell>
          <table:table-cell table:formula="of:=MAX([.A54:.C54])" office:value-type="float" office:value="176">
            <text:p>176</text:p>
          </table:table-cell>
          <table:table-cell office:value-type="float" office:value="1">
            <text:p>1</text:p>
          </table:table-cell>
          <table:table-cell table:formula="of:=IF(EXACT([.H54];0);0;IF(EXACT([.I54];[.A54]);MOD(([.B54]-[.C54])/[.H54];6);IF(EXACT([.I54];[.B54]);(([.C54]-[.A54])/[.H54])+2;(([.A54]-[.B54])/[.H54])+4))) * 60" office:value-type="float" office:value="35.3846153846154">
            <text:p>35,3846153846</text:p>
          </table:table-cell>
          <table:table-cell table:formula="of:=(1/2)*(MAX([.A54:.C54])+MIN([.A54:.C54]))" office:value-type="float" office:value="156.5">
            <text:p>156,5</text:p>
          </table:table-cell>
          <table:table-cell table:formula="of:=IF(EXACT([.H54];0);0;IF([.L54]&gt;(1/2);[.H54]/(2*[.L54]);[.H54]/(2-2*[.L54])))*255" office:value-type="float" office:value="31.7731629392971">
            <text:p>31,773162939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31">
            <text:p>131</text:p>
          </table:table-cell>
          <table:table-cell office:value-type="string">
            <text:p>landscape</text:p>
          </table:table-cell>
          <table:table-cell/>
          <table:table-cell table:formula="of:=MAX([.A55:.C55])-MIN([.A55:.C55])" office:value-type="float" office:value="72">
            <text:p>72</text:p>
          </table:table-cell>
          <table:table-cell table:formula="of:=MAX([.A55:.C55])"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IF(EXACT([.H55];0);0;IF(EXACT([.I55];[.A55]);MOD(([.B55]-[.C55])/[.H55];6);IF(EXACT([.I55];[.B55]);(([.C55]-[.A55])/[.H55])+2;(([.A55]-[.B55])/[.H55])+4))) * 60" office:value-type="float" office:value="83.3333333333333">
            <text:p>83,3333333333</text:p>
          </table:table-cell>
          <table:table-cell table:formula="of:=(1/2)*(MAX([.A55:.C55])+MIN([.A55:.C55]))" office:value-type="float" office:value="36">
            <text:p>36</text:p>
          </table:table-cell>
          <table:table-cell table:formula="of:=IF(EXACT([.H55];0);0;IF([.L55]&gt;(1/2);[.H55]/(2*[.L55]);[.H55]/(2-2*[.L55])))*255" office:value-type="float" office:value="255">
            <text:p>25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197">
            <text:p>197</text:p>
          </table:table-cell>
          <table:table-cell office:value-type="float" office:value="223">
            <text:p>22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sky</text:p>
          </table:table-cell>
          <table:table-cell office:value-type="string">
            <text:p>Rusty Clark_9</text:p>
          </table:table-cell>
          <table:table-cell table:formula="of:=MAX([.A56:.C56])-MIN([.A56:.C56])" office:value-type="float" office:value="56">
            <text:p>56</text:p>
          </table:table-cell>
          <table:table-cell table:formula="of:=MAX([.A56:.C56])" office:value-type="float" office:value="223">
            <text:p>223</text:p>
          </table:table-cell>
          <table:table-cell office:value-type="float" office:value="1">
            <text:p>1</text:p>
          </table:table-cell>
          <table:table-cell table:formula="of:=IF(EXACT([.H56];0);0;IF(EXACT([.I56];[.A56]);MOD(([.B56]-[.C56])/[.H56];6);IF(EXACT([.I56];[.B56]);(([.C56]-[.A56])/[.H56])+2;(([.A56]-[.B56])/[.H56])+4))) * 60" office:value-type="float" office:value="207.857142857143">
            <text:p>207,8571428571</text:p>
          </table:table-cell>
          <table:table-cell table:formula="of:=(1/2)*(MAX([.A56:.C56])+MIN([.A56:.C56]))" office:value-type="float" office:value="195">
            <text:p>195</text:p>
          </table:table-cell>
          <table:table-cell table:formula="of:=IF(EXACT([.H56];0);0;IF([.L56]&gt;(1/2);[.H56]/(2*[.L56]);[.H56]/(2-2*[.L56])))*255" office:value-type="float" office:value="36.6153846153846">
            <text:p>36,61538461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196">
            <text:p>196</text:p>
          </table:table-cell>
          <table:table-cell office:value-type="float" office:value="222">
            <text:p>222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string">
            <text:p>sky</text:p>
          </table:table-cell>
          <table:table-cell/>
          <table:table-cell table:formula="of:=MAX([.A57:.C57])-MIN([.A57:.C57])" office:value-type="float" office:value="56">
            <text:p>56</text:p>
          </table:table-cell>
          <table:table-cell table:formula="of:=MAX([.A57:.C57])" office:value-type="float" office:value="222">
            <text:p>222</text:p>
          </table:table-cell>
          <table:table-cell office:value-type="float" office:value="1">
            <text:p>1</text:p>
          </table:table-cell>
          <table:table-cell table:formula="of:=IF(EXACT([.H57];0);0;IF(EXACT([.I57];[.A57]);MOD(([.B57]-[.C57])/[.H57];6);IF(EXACT([.I57];[.B57]);(([.C57]-[.A57])/[.H57])+2;(([.A57]-[.B57])/[.H57])+4))) * 60" office:value-type="float" office:value="207.857142857143">
            <text:p>207,8571428571</text:p>
          </table:table-cell>
          <table:table-cell table:formula="of:=(1/2)*(MAX([.A57:.C57])+MIN([.A57:.C57]))" office:value-type="float" office:value="194">
            <text:p>194</text:p>
          </table:table-cell>
          <table:table-cell table:formula="of:=IF(EXACT([.H57];0);0;IF([.L57]&gt;(1/2);[.H57]/(2*[.L57]);[.H57]/(2-2*[.L57])))*255" office:value-type="float" office:value="36.8041237113402">
            <text:p>36,80412371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201">
            <text:p>201</text:p>
          </table:table-cell>
          <table:table-cell office:value-type="float" office:value="213">
            <text:p>213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string">
            <text:p>sky</text:p>
          </table:table-cell>
          <table:table-cell/>
          <table:table-cell table:formula="of:=MAX([.A58:.C58])-MIN([.A58:.C58])" office:value-type="float" office:value="52">
            <text:p>52</text:p>
          </table:table-cell>
          <table:table-cell table:formula="of:=MAX([.A58:.C58])" office:value-type="float" office:value="213">
            <text:p>213</text:p>
          </table:table-cell>
          <table:table-cell office:value-type="float" office:value="1">
            <text:p>1</text:p>
          </table:table-cell>
          <table:table-cell table:formula="of:=IF(EXACT([.H58];0);0;IF(EXACT([.I58];[.A58]);MOD(([.B58]-[.C58])/[.H58];6);IF(EXACT([.I58];[.B58]);(([.C58]-[.A58])/[.H58])+2;(([.A58]-[.B58])/[.H58])+4))) * 60" office:value-type="float" office:value="193.846153846154">
            <text:p>193,8461538462</text:p>
          </table:table-cell>
          <table:table-cell table:formula="of:=(1/2)*(MAX([.A58:.C58])+MIN([.A58:.C58]))" office:value-type="float" office:value="187">
            <text:p>187</text:p>
          </table:table-cell>
          <table:table-cell table:formula="of:=IF(EXACT([.H58];0);0;IF([.L58]&gt;(1/2);[.H58]/(2*[.L58]);[.H58]/(2-2*[.L58])))*255" office:value-type="float" office:value="35.4545454545455">
            <text:p>35,45454545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string">
            <text:p>landscape</text:p>
          </table:table-cell>
          <table:table-cell/>
          <table:table-cell table:formula="of:=MAX([.A59:.C59])-MIN([.A59:.C59])" office:value-type="float" office:value="51">
            <text:p>51</text:p>
          </table:table-cell>
          <table:table-cell table:formula="of:=MAX([.A59:.C59])" office:value-type="float" office:value="131">
            <text:p>131</text:p>
          </table:table-cell>
          <table:table-cell office:value-type="float" office:value="1">
            <text:p>1</text:p>
          </table:table-cell>
          <table:table-cell table:formula="of:=IF(EXACT([.H59];0);0;IF(EXACT([.I59];[.A59]);MOD(([.B59]-[.C59])/[.H59];6);IF(EXACT([.I59];[.B59]);(([.C59]-[.A59])/[.H59])+2;(([.A59]-[.B59])/[.H59])+4))) * 60" office:value-type="float" office:value="181.176470588235">
            <text:p>181,1764705882</text:p>
          </table:table-cell>
          <table:table-cell table:formula="of:=(1/2)*(MAX([.A59:.C59])+MIN([.A59:.C59]))" office:value-type="float" office:value="105.5">
            <text:p>105,5</text:p>
          </table:table-cell>
          <table:table-cell table:formula="of:=IF(EXACT([.H59];0);0;IF([.L59]&gt;(1/2);[.H59]/(2*[.L59]);[.H59]/(2-2*[.L59])))*255" office:value-type="float" office:value="61.6350710900474">
            <text:p>61,6350710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165">
            <text:p>165</text:p>
          </table:table-cell>
          <table:table-cell office:value-type="float" office:value="29">
            <text:p>29</text:p>
          </table:table-cell>
          <table:table-cell office:value-type="string">
            <text:p>landscape</text:p>
          </table:table-cell>
          <table:table-cell/>
          <table:table-cell table:formula="of:=MAX([.A60:.C60])-MIN([.A60:.C60])" office:value-type="float" office:value="44">
            <text:p>44</text:p>
          </table:table-cell>
          <table:table-cell table:formula="of:=MAX([.A60:.C60])" office:value-type="float" office:value="113">
            <text:p>113</text:p>
          </table:table-cell>
          <table:table-cell office:value-type="float" office:value="1">
            <text:p>1</text:p>
          </table:table-cell>
          <table:table-cell table:formula="of:=IF(EXACT([.H60];0);0;IF(EXACT([.I60];[.A60]);MOD(([.B60]-[.C60])/[.H60];6);IF(EXACT([.I60];[.B60]);(([.C60]-[.A60])/[.H60])+2;(([.A60]-[.B60])/[.H60])+4))) * 60" office:value-type="float" office:value="162.272727272727">
            <text:p>162,2727272727</text:p>
          </table:table-cell>
          <table:table-cell table:formula="of:=(1/2)*(MAX([.A60:.C60])+MIN([.A60:.C60]))" office:value-type="float" office:value="91">
            <text:p>91</text:p>
          </table:table-cell>
          <table:table-cell table:formula="of:=IF(EXACT([.H60];0);0;IF([.L60]&gt;(1/2);[.H60]/(2*[.L60]);[.H60]/(2-2*[.L60])))*255" office:value-type="float" office:value="61.6483516483517">
            <text:p>61,648351648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28">
            <text:p>28</text:p>
          </table:table-cell>
          <table:table-cell office:value-type="string">
            <text:p>landscape</text:p>
          </table:table-cell>
          <table:table-cell/>
          <table:table-cell table:formula="of:=MAX([.A61:.C61])-MIN([.A61:.C61])" office:value-type="float" office:value="153">
            <text:p>153</text:p>
          </table:table-cell>
          <table:table-cell table:formula="of:=MAX([.A61:.C61])" office:value-type="float" office:value="153">
            <text:p>153</text:p>
          </table:table-cell>
          <table:table-cell office:value-type="float" office:value="1">
            <text:p>1</text:p>
          </table:table-cell>
          <table:table-cell table:formula="of:=IF(EXACT([.H61];0);0;IF(EXACT([.I61];[.A61]);MOD(([.B61]-[.C61])/[.H61];6);IF(EXACT([.I61];[.B61]);(([.C61]-[.A61])/[.H61])+2;(([.A61]-[.B61])/[.H61])+4))) * 60" office:value-type="float" office:value="74.9019607843137">
            <text:p>74,9019607843</text:p>
          </table:table-cell>
          <table:table-cell table:formula="of:=(1/2)*(MAX([.A61:.C61])+MIN([.A61:.C61]))" office:value-type="float" office:value="76.5">
            <text:p>76,5</text:p>
          </table:table-cell>
          <table:table-cell table:formula="of:=IF(EXACT([.H61];0);0;IF([.L61]&gt;(1/2);[.H61]/(2*[.L61]);[.H61]/(2-2*[.L61])))*255" office:value-type="float" office:value="255">
            <text:p>25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string">
            <text:p>landscape</text:p>
          </table:table-cell>
          <table:table-cell/>
          <table:table-cell table:formula="of:=MAX([.A62:.C62])-MIN([.A62:.C62])" office:value-type="float" office:value="47">
            <text:p>47</text:p>
          </table:table-cell>
          <table:table-cell table:formula="of:=MAX([.A62:.C62])" office:value-type="float" office:value="111">
            <text:p>111</text:p>
          </table:table-cell>
          <table:table-cell office:value-type="float" office:value="1">
            <text:p>1</text:p>
          </table:table-cell>
          <table:table-cell table:formula="of:=IF(EXACT([.H62];0);0;IF(EXACT([.I62];[.A62]);MOD(([.B62]-[.C62])/[.H62];6);IF(EXACT([.I62];[.B62]);(([.C62]-[.A62])/[.H62])+2;(([.A62]-[.B62])/[.H62])+4))) * 60" office:value-type="float" office:value="118.723404255319">
            <text:p>118,7234042553</text:p>
          </table:table-cell>
          <table:table-cell table:formula="of:=(1/2)*(MAX([.A62:.C62])+MIN([.A62:.C62]))" office:value-type="float" office:value="87.5">
            <text:p>87,5</text:p>
          </table:table-cell>
          <table:table-cell table:formula="of:=IF(EXACT([.H62];0);0;IF([.L62]&gt;(1/2);[.H62]/(2*[.L62]);[.H62]/(2-2*[.L62])))*255" office:value-type="float" office:value="68.4857142857143">
            <text:p>68,4857142857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73">
            <text:p>73</text:p>
          </table:table-cell>
          <table:table-cell office:value-type="string">
            <text:p>landscape</text:p>
          </table:table-cell>
          <table:table-cell/>
          <table:table-cell table:formula="of:=MAX([.A63:.C63])-MIN([.A63:.C63])" office:value-type="float" office:value="118">
            <text:p>118</text:p>
          </table:table-cell>
          <table:table-cell table:formula="of:=MAX([.A63:.C63])" office:value-type="float" office:value="123">
            <text:p>123</text:p>
          </table:table-cell>
          <table:table-cell office:value-type="float" office:value="1">
            <text:p>1</text:p>
          </table:table-cell>
          <table:table-cell table:formula="of:=IF(EXACT([.H63];0);0;IF(EXACT([.I63];[.A63]);MOD(([.B63]-[.C63])/[.H63];6);IF(EXACT([.I63];[.B63]);(([.C63]-[.A63])/[.H63])+2;(([.A63]-[.B63])/[.H63])+4))) * 60" office:value-type="float" office:value="80.8474576271187">
            <text:p>80,8474576271</text:p>
          </table:table-cell>
          <table:table-cell table:formula="of:=(1/2)*(MAX([.A63:.C63])+MIN([.A63:.C63]))" office:value-type="float" office:value="64">
            <text:p>64</text:p>
          </table:table-cell>
          <table:table-cell table:formula="of:=IF(EXACT([.H63];0);0;IF([.L63]&gt;(1/2);[.H63]/(2*[.L63]);[.H63]/(2-2*[.L63])))*255" office:value-type="float" office:value="235.078125">
            <text:p>235,07812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office:value-type="float" office:value="231">
            <text:p>231</text:p>
          </table:table-cell>
          <table:table-cell office:value-type="float" office:value="72">
            <text:p>72</text:p>
          </table:table-cell>
          <table:table-cell office:value-type="string">
            <text:p>landscape</text:p>
          </table:table-cell>
          <table:table-cell/>
          <table:table-cell table:formula="of:=MAX([.A64:.C64])-MIN([.A64:.C64])" office:value-type="float" office:value="61">
            <text:p>61</text:p>
          </table:table-cell>
          <table:table-cell table:formula="of:=MAX([.A64:.C64])"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IF(EXACT([.H64];0);0;IF(EXACT([.I64];[.A64]);MOD(([.B64]-[.C64])/[.H64];6);IF(EXACT([.I64];[.B64]);(([.C64]-[.A64])/[.H64])+2;(([.A64]-[.B64])/[.H64])+4))) * 60" office:value-type="float" office:value="97.3770491803279">
            <text:p>97,3770491803</text:p>
          </table:table-cell>
          <table:table-cell table:formula="of:=(1/2)*(MAX([.A64:.C64])+MIN([.A64:.C64]))" office:value-type="float" office:value="48.5">
            <text:p>48,5</text:p>
          </table:table-cell>
          <table:table-cell table:formula="of:=IF(EXACT([.H64];0);0;IF([.L64]&gt;(1/2);[.H64]/(2*[.L64]);[.H64]/(2-2*[.L64])))*255" office:value-type="float" office:value="160.360824742268">
            <text:p>160,360824742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string">
            <text:p>landscape</text:p>
          </table:table-cell>
          <table:table-cell/>
          <table:table-cell table:formula="of:=MAX([.A65:.C65])-MIN([.A65:.C65])" office:value-type="float" office:value="27">
            <text:p>27</text:p>
          </table:table-cell>
          <table:table-cell table:formula="of:=MAX([.A65:.C65])"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IF(EXACT([.H65];0);0;IF(EXACT([.I65];[.A65]);MOD(([.B65]-[.C65])/[.H65];6);IF(EXACT([.I65];[.B65]);(([.C65]-[.A65])/[.H65])+2;(([.A65]-[.B65])/[.H65])+4))) * 60" office:value-type="float" office:value="120">
            <text:p>120</text:p>
          </table:table-cell>
          <table:table-cell table:formula="of:=(1/2)*(MAX([.A65:.C65])+MIN([.A65:.C65]))" office:value-type="float" office:value="13.5">
            <text:p>13,5</text:p>
          </table:table-cell>
          <table:table-cell table:formula="of:=IF(EXACT([.H65];0);0;IF([.L65]&gt;(1/2);[.H65]/(2*[.L65]);[.H65]/(2-2*[.L65])))*255" office:value-type="float" office:value="255">
            <text:p>25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structure</text:p>
          </table:table-cell>
          <table:table-cell/>
          <table:table-cell table:formula="of:=MAX([.A66:.C66])-MIN([.A66:.C66])" office:value-type="float" office:value="8">
            <text:p>8</text:p>
          </table:table-cell>
          <table:table-cell table:formula="of:=MAX([.A66:.C66])" office:value-type="float" office:value="129">
            <text:p>129</text:p>
          </table:table-cell>
          <table:table-cell office:value-type="float" office:value="1">
            <text:p>1</text:p>
          </table:table-cell>
          <table:table-cell table:formula="of:=IF(EXACT([.H66];0);0;IF(EXACT([.I66];[.A66]);MOD(([.B66]-[.C66])/[.H66];6);IF(EXACT([.I66];[.B66]);(([.C66]-[.A66])/[.H66])+2;(([.A66]-[.B66])/[.H66])+4))) * 60" office:value-type="float" office:value="22.5">
            <text:p>22,5</text:p>
          </table:table-cell>
          <table:table-cell table:formula="of:=(1/2)*(MAX([.A66:.C66])+MIN([.A66:.C66]))" office:value-type="float" office:value="125">
            <text:p>125</text:p>
          </table:table-cell>
          <table:table-cell table:formula="of:=IF(EXACT([.H66];0);0;IF([.L66]&gt;(1/2);[.H66]/(2*[.L66]);[.H66]/(2-2*[.L66])))*255" office:value-type="float" office:value="8.16">
            <text:p>8,1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50">
            <text:p>250</text:p>
          </table:table-cell>
          <table:table-cell office:value-type="float" office:value="196">
            <text:p>196</text:p>
          </table:table-cell>
          <table:table-cell office:value-type="float" office:value="48">
            <text:p>48</text:p>
          </table:table-cell>
          <table:table-cell office:value-type="float" office:value="171">
            <text:p>171</text:p>
          </table:table-cell>
          <table:table-cell office:value-type="float" office:value="129">
            <text:p>129</text:p>
          </table:table-cell>
          <table:table-cell office:value-type="string">
            <text:p>structure</text:p>
          </table:table-cell>
          <table:table-cell/>
          <table:table-cell table:formula="of:=MAX([.A67:.C67])-MIN([.A67:.C67])" office:value-type="float" office:value="202">
            <text:p>202</text:p>
          </table:table-cell>
          <table:table-cell table:formula="of:=MAX([.A67:.C67])"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IF(EXACT([.H67];0);0;IF(EXACT([.I67];[.A67]);MOD(([.B67]-[.C67])/[.H67];6);IF(EXACT([.I67];[.B67]);(([.C67]-[.A67])/[.H67])+2;(([.A67]-[.B67])/[.H67])+4))) * 60" office:value-type="float" office:value="43.960396039604">
            <text:p>43,9603960396</text:p>
          </table:table-cell>
          <table:table-cell table:formula="of:=(1/2)*(MAX([.A67:.C67])+MIN([.A67:.C67]))" office:value-type="float" office:value="149">
            <text:p>149</text:p>
          </table:table-cell>
          <table:table-cell table:formula="of:=IF(EXACT([.H67];0);0;IF([.L67]&gt;(1/2);[.H67]/(2*[.L67]);[.H67]/(2-2*[.L67])))*255" office:value-type="float" office:value="172.852348993289">
            <text:p>172,852348993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office:value-type="float" office:value="210">
            <text:p>210</text:p>
          </table:table-cell>
          <table:table-cell office:value-type="float" office:value="130">
            <text:p>130</text:p>
          </table:table-cell>
          <table:table-cell office:value-type="string">
            <text:p>structure</text:p>
          </table:table-cell>
          <table:table-cell/>
          <table:table-cell table:formula="of:=MAX([.A68:.C68])-MIN([.A68:.C68])" office:value-type="float" office:value="15">
            <text:p>15</text:p>
          </table:table-cell>
          <table:table-cell table:formula="of:=MAX([.A68:.C68])" office:value-type="float" office:value="141">
            <text:p>141</text:p>
          </table:table-cell>
          <table:table-cell office:value-type="float" office:value="1">
            <text:p>1</text:p>
          </table:table-cell>
          <table:table-cell table:formula="of:=IF(EXACT([.H68];0);0;IF(EXACT([.I68];[.A68]);MOD(([.B68]-[.C68])/[.H68];6);IF(EXACT([.I68];[.B68]);(([.C68]-[.A68])/[.H68])+2;(([.A68]-[.B68])/[.H68])+4))) * 60" office:value-type="float" office:value="32">
            <text:p>32</text:p>
          </table:table-cell>
          <table:table-cell table:formula="of:=(1/2)*(MAX([.A68:.C68])+MIN([.A68:.C68]))" office:value-type="float" office:value="133.5">
            <text:p>133,5</text:p>
          </table:table-cell>
          <table:table-cell table:formula="of:=IF(EXACT([.H68];0);0;IF([.L68]&gt;(1/2);[.H68]/(2*[.L68]);[.H68]/(2-2*[.L68])))*255" office:value-type="float" office:value="14.3258426966292">
            <text:p>14,325842696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sky</text:p>
          </table:table-cell>
          <table:table-cell office:value-type="string">
            <text:p>Tom Hall_1</text:p>
          </table:table-cell>
          <table:table-cell table:formula="of:=MAX([.A69:.C69])-MIN([.A69:.C69])" office:value-type="float" office:value="25">
            <text:p>25</text:p>
          </table:table-cell>
          <table:table-cell table:formula="of:=MAX([.A69:.C69])"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f:=IF(EXACT([.H69];0);0;IF(EXACT([.I69];[.A69]);MOD(([.B69]-[.C69])/[.H69];6);IF(EXACT([.I69];[.B69]);(([.C69]-[.A69])/[.H69])+2;(([.A69]-[.B69])/[.H69])+4))) * 60" office:value-type="float" office:value="194.4">
            <text:p>194,4</text:p>
          </table:table-cell>
          <table:table-cell table:formula="of:=(1/2)*(MAX([.A69:.C69])+MIN([.A69:.C69]))" office:value-type="float" office:value="79.5">
            <text:p>79,5</text:p>
          </table:table-cell>
          <table:table-cell table:formula="of:=IF(EXACT([.H69];0);0;IF([.L69]&gt;(1/2);[.H69]/(2*[.L69]);[.H69]/(2-2*[.L69])))*255" office:value-type="float" office:value="40.0943396226415">
            <text:p>40,094339622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string">
            <text:p>sky</text:p>
          </table:table-cell>
          <table:table-cell/>
          <table:table-cell table:formula="of:=MAX([.A70:.C70])-MIN([.A70:.C70])" office:value-type="float" office:value="43">
            <text:p>43</text:p>
          </table:table-cell>
          <table:table-cell table:formula="of:=MAX([.A70:.C70])"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IF(EXACT([.H70];0);0;IF(EXACT([.I70];[.A70]);MOD(([.B70]-[.C70])/[.H70];6);IF(EXACT([.I70];[.B70]);(([.C70]-[.A70])/[.H70])+2;(([.A70]-[.B70])/[.H70])+4))) * 60" office:value-type="float" office:value="199.53488372093">
            <text:p>199,5348837209</text:p>
          </table:table-cell>
          <table:table-cell table:formula="of:=(1/2)*(MAX([.A70:.C70])+MIN([.A70:.C70]))" office:value-type="float" office:value="56.5">
            <text:p>56,5</text:p>
          </table:table-cell>
          <table:table-cell table:formula="of:=IF(EXACT([.H70];0);0;IF([.L70]&gt;(1/2);[.H70]/(2*[.L70]);[.H70]/(2-2*[.L70])))*255" office:value-type="float" office:value="97.0353982300885">
            <text:p>97,035398230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7">
            <text:p>217</text:p>
          </table:table-cell>
          <table:table-cell office:value-type="float" office:value="183">
            <text:p>183</text:p>
          </table:table-cell>
          <table:table-cell office:value-type="float" office:value="137">
            <text:p>137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string">
            <text:p>landscape</text:p>
          </table:table-cell>
          <table:table-cell/>
          <table:table-cell table:formula="of:=MAX([.A71:.C71])-MIN([.A71:.C71])" office:value-type="float" office:value="80">
            <text:p>80</text:p>
          </table:table-cell>
          <table:table-cell table:formula="of:=MAX([.A71:.C71])" office:value-type="float" office:value="217">
            <text:p>217</text:p>
          </table:table-cell>
          <table:table-cell office:value-type="float" office:value="1">
            <text:p>1</text:p>
          </table:table-cell>
          <table:table-cell table:formula="of:=IF(EXACT([.H71];0);0;IF(EXACT([.I71];[.A71]);MOD(([.B71]-[.C71])/[.H71];6);IF(EXACT([.I71];[.B71]);(([.C71]-[.A71])/[.H71])+2;(([.A71]-[.B71])/[.H71])+4))) * 60" office:value-type="float" office:value="34.5">
            <text:p>34,5</text:p>
          </table:table-cell>
          <table:table-cell table:formula="of:=(1/2)*(MAX([.A71:.C71])+MIN([.A71:.C71]))" office:value-type="float" office:value="177">
            <text:p>177</text:p>
          </table:table-cell>
          <table:table-cell table:formula="of:=IF(EXACT([.H71];0);0;IF([.L71]&gt;(1/2);[.H71]/(2*[.L71]);[.H71]/(2-2*[.L71])))*255" office:value-type="float" office:value="57.6271186440678">
            <text:p>57,6271186441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23">
            <text:p>223</text:p>
          </table:table-cell>
          <table:table-cell office:value-type="float" office:value="216">
            <text:p>216</text:p>
          </table:table-cell>
          <table:table-cell office:value-type="float" office:value="128">
            <text:p>128</text:p>
          </table:table-cell>
          <table:table-cell office:value-type="float" office:value="168">
            <text:p>168</text:p>
          </table:table-cell>
          <table:table-cell office:value-type="float" office:value="30">
            <text:p>30</text:p>
          </table:table-cell>
          <table:table-cell office:value-type="string">
            <text:p>landscape</text:p>
          </table:table-cell>
          <table:table-cell/>
          <table:table-cell table:formula="of:=MAX([.A72:.C72])-MIN([.A72:.C72])" office:value-type="float" office:value="95">
            <text:p>95</text:p>
          </table:table-cell>
          <table:table-cell table:formula="of:=MAX([.A72:.C72])" office:value-type="float" office:value="223">
            <text:p>223</text:p>
          </table:table-cell>
          <table:table-cell office:value-type="float" office:value="1">
            <text:p>1</text:p>
          </table:table-cell>
          <table:table-cell table:formula="of:=IF(EXACT([.H72];0);0;IF(EXACT([.I72];[.A72]);MOD(([.B72]-[.C72])/[.H72];6);IF(EXACT([.I72];[.B72]);(([.C72]-[.A72])/[.H72])+2;(([.A72]-[.B72])/[.H72])+4))) * 60" office:value-type="float" office:value="55.5789473684211">
            <text:p>55,5789473684</text:p>
          </table:table-cell>
          <table:table-cell table:formula="of:=(1/2)*(MAX([.A72:.C72])+MIN([.A72:.C72]))" office:value-type="float" office:value="175.5">
            <text:p>175,5</text:p>
          </table:table-cell>
          <table:table-cell table:formula="of:=IF(EXACT([.H72];0);0;IF([.L72]&gt;(1/2);[.H72]/(2*[.L72]);[.H72]/(2-2*[.L72])))*255" office:value-type="float" office:value="69.017094017094">
            <text:p>69,0170940171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landscape</text:p>
          </table:table-cell>
          <table:table-cell/>
          <table:table-cell table:formula="of:=MAX([.A73:.C73])-MIN([.A73:.C73])" office:value-type="float" office:value="19">
            <text:p>19</text:p>
          </table:table-cell>
          <table:table-cell table:formula="of:=MAX([.A73:.C73])"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IF(EXACT([.H73];0);0;IF(EXACT([.I73];[.A73]);MOD(([.B73]-[.C73])/[.H73];6);IF(EXACT([.I73];[.B73]);(([.C73]-[.A73])/[.H73])+2;(([.A73]-[.B73])/[.H73])+4))) * 60" office:value-type="float" office:value="214.736842105263">
            <text:p>214,7368421053</text:p>
          </table:table-cell>
          <table:table-cell table:formula="of:=(1/2)*(MAX([.A73:.C73])+MIN([.A73:.C73]))" office:value-type="float" office:value="41.5">
            <text:p>41,5</text:p>
          </table:table-cell>
          <table:table-cell table:formula="of:=IF(EXACT([.H73];0);0;IF([.L73]&gt;(1/2);[.H73]/(2*[.L73]);[.H73]/(2-2*[.L73])))*255" office:value-type="float" office:value="58.3734939759036">
            <text:p>58,373493975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133">
            <text:p>133</text:p>
          </table:table-cell>
          <table:table-cell office:value-type="float" office:value="38">
            <text:p>38</text:p>
          </table:table-cell>
          <table:table-cell office:value-type="string">
            <text:p>landscape</text:p>
          </table:table-cell>
          <table:table-cell/>
          <table:table-cell table:formula="of:=MAX([.A74:.C74])-MIN([.A74:.C74])" office:value-type="float" office:value="27">
            <text:p>27</text:p>
          </table:table-cell>
          <table:table-cell table:formula="of:=MAX([.A74:.C74])"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IF(EXACT([.H74];0);0;IF(EXACT([.I74];[.A74]);MOD(([.B74]-[.C74])/[.H74];6);IF(EXACT([.I74];[.B74]);(([.C74]-[.A74])/[.H74])+2;(([.A74]-[.B74])/[.H74])+4))) * 60" office:value-type="float" office:value="208.888888888889">
            <text:p>208,8888888889</text:p>
          </table:table-cell>
          <table:table-cell table:formula="of:=(1/2)*(MAX([.A74:.C74])+MIN([.A74:.C74]))" office:value-type="float" office:value="52.5">
            <text:p>52,5</text:p>
          </table:table-cell>
          <table:table-cell table:formula="of:=IF(EXACT([.H74];0);0;IF([.L74]&gt;(1/2);[.H74]/(2*[.L74]);[.H74]/(2-2*[.L74])))*255" office:value-type="float" office:value="65.5714285714286">
            <text:p>65,571428571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232">
            <text:p>232</text:p>
          </table:table-cell>
          <table:table-cell office:value-type="float" office:value="39">
            <text:p>39</text:p>
          </table:table-cell>
          <table:table-cell office:value-type="string">
            <text:p>landscape</text:p>
          </table:table-cell>
          <table:table-cell/>
          <table:table-cell table:formula="of:=MAX([.A75:.C75])-MIN([.A75:.C75])" office:value-type="float" office:value="5">
            <text:p>5</text:p>
          </table:table-cell>
          <table:table-cell table:formula="of:=MAX([.A75:.C75])"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IF(EXACT([.H75];0);0;IF(EXACT([.I75];[.A75]);MOD(([.B75]-[.C75])/[.H75];6);IF(EXACT([.I75];[.B75]);(([.C75]-[.A75])/[.H75])+2;(([.A75]-[.B75])/[.H75])+4))) * 60" office:value-type="float" office:value="72">
            <text:p>72</text:p>
          </table:table-cell>
          <table:table-cell table:formula="of:=(1/2)*(MAX([.A75:.C75])+MIN([.A75:.C75]))" office:value-type="float" office:value="36.5">
            <text:p>36,5</text:p>
          </table:table-cell>
          <table:table-cell table:formula="of:=IF(EXACT([.H75];0);0;IF([.L75]&gt;(1/2);[.H75]/(2*[.L75]);[.H75]/(2-2*[.L75])))*255" office:value-type="float" office:value="17.4657534246575">
            <text:p>17,4657534247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string">
            <text:p>landscape</text:p>
          </table:table-cell>
          <table:table-cell/>
          <table:table-cell table:formula="of:=MAX([.A76:.C76])-MIN([.A76:.C76])" office:value-type="float" office:value="24">
            <text:p>24</text:p>
          </table:table-cell>
          <table:table-cell table:formula="of:=MAX([.A76:.C76])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IF(EXACT([.H76];0);0;IF(EXACT([.I76];[.A76]);MOD(([.B76]-[.C76])/[.H76];6);IF(EXACT([.I76];[.B76]);(([.C76]-[.A76])/[.H76])+2;(([.A76]-[.B76])/[.H76])+4))) * 60" office:value-type="float" office:value="197.5">
            <text:p>197,5</text:p>
          </table:table-cell>
          <table:table-cell table:formula="of:=(1/2)*(MAX([.A76:.C76])+MIN([.A76:.C76]))" office:value-type="float" office:value="17">
            <text:p>17</text:p>
          </table:table-cell>
          <table:table-cell table:formula="of:=IF(EXACT([.H76];0);0;IF([.L76]&gt;(1/2);[.H76]/(2*[.L76]);[.H76]/(2-2*[.L76])))*255" office:value-type="float" office:value="180">
            <text:p>18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landscape</text:p>
          </table:table-cell>
          <table:table-cell/>
          <table:table-cell table:formula="of:=MAX([.A77:.C77])-MIN([.A77:.C77])" office:value-type="float" office:value="5">
            <text:p>5</text:p>
          </table:table-cell>
          <table:table-cell table:formula="of:=MAX([.A77:.C77])"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IF(EXACT([.H77];0);0;IF(EXACT([.I77];[.A77]);MOD(([.B77]-[.C77])/[.H77];6);IF(EXACT([.I77];[.B77]);(([.C77]-[.A77])/[.H77])+2;(([.A77]-[.B77])/[.H77])+4))) * 60" office:value-type="float" office:value="228">
            <text:p>228</text:p>
          </table:table-cell>
          <table:table-cell table:formula="of:=(1/2)*(MAX([.A77:.C77])+MIN([.A77:.C77]))" office:value-type="float" office:value="35.5">
            <text:p>35,5</text:p>
          </table:table-cell>
          <table:table-cell table:formula="of:=IF(EXACT([.H77];0);0;IF([.L77]&gt;(1/2);[.H77]/(2*[.L77]);[.H77]/(2-2*[.L77])))*255" office:value-type="float" office:value="17.9577464788732">
            <text:p>17,957746478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180">
            <text:p>180</text:p>
          </table:table-cell>
          <table:table-cell office:value-type="float" office:value="55">
            <text:p>55</text:p>
          </table:table-cell>
          <table:table-cell office:value-type="string">
            <text:p>landscape</text:p>
          </table:table-cell>
          <table:table-cell/>
          <table:table-cell table:formula="of:=MAX([.A78:.C78])-MIN([.A78:.C78])" office:value-type="float" office:value="29">
            <text:p>29</text:p>
          </table:table-cell>
          <table:table-cell table:formula="of:=MAX([.A78:.C78])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IF(EXACT([.H78];0);0;IF(EXACT([.I78];[.A78]);MOD(([.B78]-[.C78])/[.H78];6);IF(EXACT([.I78];[.B78]);(([.C78]-[.A78])/[.H78])+2;(([.A78]-[.B78])/[.H78])+4))) * 60" office:value-type="float" office:value="192.413793103448">
            <text:p>192,4137931034</text:p>
          </table:table-cell>
          <table:table-cell table:formula="of:=(1/2)*(MAX([.A78:.C78])+MIN([.A78:.C78]))" office:value-type="float" office:value="33.5">
            <text:p>33,5</text:p>
          </table:table-cell>
          <table:table-cell table:formula="of:=IF(EXACT([.H78];0);0;IF([.L78]&gt;(1/2);[.H78]/(2*[.L78]);[.H78]/(2-2*[.L78])))*255" office:value-type="float" office:value="110.373134328358">
            <text:p>110,373134328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sky</text:p>
          </table:table-cell>
          <table:table-cell office:value-type="string">
            <text:p>Tom <text:s/>Hall_2</text:p>
          </table:table-cell>
          <table:table-cell table:formula="of:=MAX([.A79:.C79])-MIN([.A79:.C79])" office:value-type="float" office:value="36">
            <text:p>36</text:p>
          </table:table-cell>
          <table:table-cell table:formula="of:=MAX([.A79:.C79])" office:value-type="float" office:value="98">
            <text:p>98</text:p>
          </table:table-cell>
          <table:table-cell office:value-type="float" office:value="1">
            <text:p>1</text:p>
          </table:table-cell>
          <table:table-cell table:formula="of:=IF(EXACT([.H79];0);0;IF(EXACT([.I79];[.A79]);MOD(([.B79]-[.C79])/[.H79];6);IF(EXACT([.I79];[.B79]);(([.C79]-[.A79])/[.H79])+2;(([.A79]-[.B79])/[.H79])+4))) * 60" office:value-type="float" office:value="215">
            <text:p>215</text:p>
          </table:table-cell>
          <table:table-cell table:formula="of:=(1/2)*(MAX([.A79:.C79])+MIN([.A79:.C79]))" office:value-type="float" office:value="80">
            <text:p>80</text:p>
          </table:table-cell>
          <table:table-cell table:formula="of:=IF(EXACT([.H79];0);0;IF([.L79]&gt;(1/2);[.H79]/(2*[.L79]);[.H79]/(2-2*[.L79])))*255" office:value-type="float" office:value="57.375">
            <text:p>57,37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145">
            <text:p>145</text:p>
          </table:table-cell>
          <table:table-cell office:value-type="float" office:value="10">
            <text:p>10</text:p>
          </table:table-cell>
          <table:table-cell office:value-type="string">
            <text:p>sky</text:p>
          </table:table-cell>
          <table:table-cell/>
          <table:table-cell table:formula="of:=MAX([.A80:.C80])-MIN([.A80:.C80])" office:value-type="float" office:value="28">
            <text:p>28</text:p>
          </table:table-cell>
          <table:table-cell table:formula="of:=MAX([.A80:.C80])" office:value-type="float" office:value="96">
            <text:p>96</text:p>
          </table:table-cell>
          <table:table-cell office:value-type="float" office:value="1">
            <text:p>1</text:p>
          </table:table-cell>
          <table:table-cell table:formula="of:=IF(EXACT([.H80];0);0;IF(EXACT([.I80];[.A80]);MOD(([.B80]-[.C80])/[.H80];6);IF(EXACT([.I80];[.B80]);(([.C80]-[.A80])/[.H80])+2;(([.A80]-[.B80])/[.H80])+4))) * 60" office:value-type="float" office:value="214.285714285714">
            <text:p>214,2857142857</text:p>
          </table:table-cell>
          <table:table-cell table:formula="of:=(1/2)*(MAX([.A80:.C80])+MIN([.A80:.C80]))" office:value-type="float" office:value="82">
            <text:p>82</text:p>
          </table:table-cell>
          <table:table-cell table:formula="of:=IF(EXACT([.H80];0);0;IF([.L80]&gt;(1/2);[.H80]/(2*[.L80]);[.H80]/(2-2*[.L80])))*255" office:value-type="float" office:value="43.5365853658537">
            <text:p>43,536585365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233">
            <text:p>233</text:p>
          </table:table-cell>
          <table:table-cell office:value-type="float" office:value="10">
            <text:p>10</text:p>
          </table:table-cell>
          <table:table-cell office:value-type="string">
            <text:p>sky</text:p>
          </table:table-cell>
          <table:table-cell/>
          <table:table-cell table:formula="of:=MAX([.A81:.C81])-MIN([.A81:.C81])" office:value-type="float" office:value="20">
            <text:p>20</text:p>
          </table:table-cell>
          <table:table-cell table:formula="of:=MAX([.A81:.C81])"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IF(EXACT([.H81];0);0;IF(EXACT([.I81];[.A81]);MOD(([.B81]-[.C81])/[.H81];6);IF(EXACT([.I81];[.B81]);(([.C81]-[.A81])/[.H81])+2;(([.A81]-[.B81])/[.H81])+4))) * 60" office:value-type="float" office:value="210">
            <text:p>210</text:p>
          </table:table-cell>
          <table:table-cell table:formula="of:=(1/2)*(MAX([.A81:.C81])+MIN([.A81:.C81]))" office:value-type="float" office:value="53">
            <text:p>53</text:p>
          </table:table-cell>
          <table:table-cell table:formula="of:=IF(EXACT([.H81];0);0;IF([.L81]&gt;(1/2);[.H81]/(2*[.L81]);[.H81]/(2-2*[.L81])))*255" office:value-type="float" office:value="48.1132075471698">
            <text:p>48,113207547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133">
            <text:p>133</text:p>
          </table:table-cell>
          <table:table-cell office:value-type="float" office:value="144">
            <text:p>144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string">
            <text:p>sky</text:p>
          </table:table-cell>
          <table:table-cell/>
          <table:table-cell table:formula="of:=MAX([.A82:.C82])-MIN([.A82:.C82])" office:value-type="float" office:value="15">
            <text:p>15</text:p>
          </table:table-cell>
          <table:table-cell table:formula="of:=MAX([.A82:.C82])" office:value-type="float" office:value="144">
            <text:p>144</text:p>
          </table:table-cell>
          <table:table-cell office:value-type="float" office:value="1">
            <text:p>1</text:p>
          </table:table-cell>
          <table:table-cell table:formula="of:=IF(EXACT([.H82];0);0;IF(EXACT([.I82];[.A82]);MOD(([.B82]-[.C82])/[.H82];6);IF(EXACT([.I82];[.B82]);(([.C82]-[.A82])/[.H82])+2;(([.A82]-[.B82])/[.H82])+4))) * 60" office:value-type="float" office:value="224">
            <text:p>224</text:p>
          </table:table-cell>
          <table:table-cell table:formula="of:=(1/2)*(MAX([.A82:.C82])+MIN([.A82:.C82]))" office:value-type="float" office:value="136.5">
            <text:p>136,5</text:p>
          </table:table-cell>
          <table:table-cell table:formula="of:=IF(EXACT([.H82];0);0;IF([.L82]&gt;(1/2);[.H82]/(2*[.L82]);[.H82]/(2-2*[.L82])))*255" office:value-type="float" office:value="14.010989010989">
            <text:p>14,0109890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45">
            <text:p>145</text:p>
          </table:table-cell>
          <table:table-cell office:value-type="float" office:value="34">
            <text:p>34</text:p>
          </table:table-cell>
          <table:table-cell office:value-type="string">
            <text:p>sky</text:p>
          </table:table-cell>
          <table:table-cell/>
          <table:table-cell table:formula="of:=MAX([.A83:.C83])-MIN([.A83:.C83])" office:value-type="float" office:value="18">
            <text:p>18</text:p>
          </table:table-cell>
          <table:table-cell table:formula="of:=MAX([.A83:.C83])" office:value-type="float" office:value="114">
            <text:p>114</text:p>
          </table:table-cell>
          <table:table-cell office:value-type="float" office:value="1">
            <text:p>1</text:p>
          </table:table-cell>
          <table:table-cell table:formula="of:=IF(EXACT([.H83];0);0;IF(EXACT([.I83];[.A83]);MOD(([.B83]-[.C83])/[.H83];6);IF(EXACT([.I83];[.B83]);(([.C83]-[.A83])/[.H83])+2;(([.A83]-[.B83])/[.H83])+4))) * 60" office:value-type="float" office:value="220">
            <text:p>220</text:p>
          </table:table-cell>
          <table:table-cell table:formula="of:=(1/2)*(MAX([.A83:.C83])+MIN([.A83:.C83]))" office:value-type="float" office:value="105">
            <text:p>105</text:p>
          </table:table-cell>
          <table:table-cell table:formula="of:=IF(EXACT([.H83];0);0;IF([.L83]&gt;(1/2);[.H83]/(2*[.L83]);[.H83]/(2-2*[.L83])))*255" office:value-type="float" office:value="21.8571428571429">
            <text:p>21,85714285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215">
            <text:p>215</text:p>
          </table:table-cell>
          <table:table-cell office:value-type="float" office:value="35">
            <text:p>35</text:p>
          </table:table-cell>
          <table:table-cell office:value-type="string">
            <text:p>landscape</text:p>
          </table:table-cell>
          <table:table-cell/>
          <table:table-cell table:formula="of:=MAX([.A84:.C84])-MIN([.A84:.C84])" office:value-type="float" office:value="38">
            <text:p>38</text:p>
          </table:table-cell>
          <table:table-cell table:formula="of:=MAX([.A84:.C84])" office:value-type="float" office:value="123">
            <text:p>123</text:p>
          </table:table-cell>
          <table:table-cell office:value-type="float" office:value="1">
            <text:p>1</text:p>
          </table:table-cell>
          <table:table-cell table:formula="of:=IF(EXACT([.H84];0);0;IF(EXACT([.I84];[.A84]);MOD(([.B84]-[.C84])/[.H84];6);IF(EXACT([.I84];[.B84]);(([.C84]-[.A84])/[.H84])+2;(([.A84]-[.B84])/[.H84])+4))) * 60" office:value-type="float" office:value="31.5789473684211">
            <text:p>31,5789473684</text:p>
          </table:table-cell>
          <table:table-cell table:formula="of:=(1/2)*(MAX([.A84:.C84])+MIN([.A84:.C84]))" office:value-type="float" office:value="104">
            <text:p>104</text:p>
          </table:table-cell>
          <table:table-cell table:formula="of:=IF(EXACT([.H84];0);0;IF([.L84]&gt;(1/2);[.H84]/(2*[.L84]);[.H84]/(2-2*[.L84])))*255" office:value-type="float" office:value="46.5865384615385">
            <text:p>46,586538461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string">
            <text:p>landscape</text:p>
          </table:table-cell>
          <table:table-cell/>
          <table:table-cell table:formula="of:=MAX([.A85:.C85])-MIN([.A85:.C85])" office:value-type="float" office:value="11">
            <text:p>11</text:p>
          </table:table-cell>
          <table:table-cell table:formula="of:=MAX([.A85:.C85])" office:value-type="float" office:value="126">
            <text:p>126</text:p>
          </table:table-cell>
          <table:table-cell office:value-type="float" office:value="1">
            <text:p>1</text:p>
          </table:table-cell>
          <table:table-cell table:formula="of:=IF(EXACT([.H85];0);0;IF(EXACT([.I85];[.A85]);MOD(([.B85]-[.C85])/[.H85];6);IF(EXACT([.I85];[.B85]);(([.C85]-[.A85])/[.H85])+2;(([.A85]-[.B85])/[.H85])+4))) * 60" office:value-type="float" office:value="5.45454545454546">
            <text:p>5,4545454545</text:p>
          </table:table-cell>
          <table:table-cell table:formula="of:=(1/2)*(MAX([.A85:.C85])+MIN([.A85:.C85]))" office:value-type="float" office:value="120.5">
            <text:p>120,5</text:p>
          </table:table-cell>
          <table:table-cell table:formula="of:=IF(EXACT([.H85];0);0;IF([.L85]&gt;(1/2);[.H85]/(2*[.L85]);[.H85]/(2-2*[.L85])))*255" office:value-type="float" office:value="11.6390041493776">
            <text:p>11,639004149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65">
            <text:p>65</text:p>
          </table:table-cell>
          <table:table-cell office:value-type="string">
            <text:p>landscape</text:p>
          </table:table-cell>
          <table:table-cell/>
          <table:table-cell table:formula="of:=MAX([.A86:.C86])-MIN([.A86:.C86])" office:value-type="float" office:value="86">
            <text:p>86</text:p>
          </table:table-cell>
          <table:table-cell table:formula="of:=MAX([.A86:.C86])" office:value-type="float" office:value="104">
            <text:p>104</text:p>
          </table:table-cell>
          <table:table-cell office:value-type="float" office:value="1">
            <text:p>1</text:p>
          </table:table-cell>
          <table:table-cell table:formula="of:=IF(EXACT([.H86];0);0;IF(EXACT([.I86];[.A86]);MOD(([.B86]-[.C86])/[.H86];6);IF(EXACT([.I86];[.B86]);(([.C86]-[.A86])/[.H86])+2;(([.A86]-[.B86])/[.H86])+4))) * 60" office:value-type="float" office:value="56.5116279069767">
            <text:p>56,511627907</text:p>
          </table:table-cell>
          <table:table-cell table:formula="of:=(1/2)*(MAX([.A86:.C86])+MIN([.A86:.C86]))" office:value-type="float" office:value="61">
            <text:p>61</text:p>
          </table:table-cell>
          <table:table-cell table:formula="of:=IF(EXACT([.H86];0);0;IF([.L86]&gt;(1/2);[.H86]/(2*[.L86]);[.H86]/(2-2*[.L86])))*255" office:value-type="float" office:value="179.754098360656">
            <text:p>179,7540983607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string">
            <text:p>landscape</text:p>
          </table:table-cell>
          <table:table-cell/>
          <table:table-cell table:formula="of:=MAX([.A87:.C87])-MIN([.A87:.C87])" office:value-type="float" office:value="23">
            <text:p>23</text:p>
          </table:table-cell>
          <table:table-cell table:formula="of:=MAX([.A87:.C87])" office:value-type="float" office:value="91">
            <text:p>91</text:p>
          </table:table-cell>
          <table:table-cell office:value-type="float" office:value="1">
            <text:p>1</text:p>
          </table:table-cell>
          <table:table-cell table:formula="of:=IF(EXACT([.H87];0);0;IF(EXACT([.I87];[.A87]);MOD(([.B87]-[.C87])/[.H87];6);IF(EXACT([.I87];[.B87]);(([.C87]-[.A87])/[.H87])+2;(([.A87]-[.B87])/[.H87])+4))) * 60" office:value-type="float" office:value="333.913043478261">
            <text:p>333,9130434783</text:p>
          </table:table-cell>
          <table:table-cell table:formula="of:=(1/2)*(MAX([.A87:.C87])+MIN([.A87:.C87]))" office:value-type="float" office:value="79.5">
            <text:p>79,5</text:p>
          </table:table-cell>
          <table:table-cell table:formula="of:=IF(EXACT([.H87];0);0;IF([.L87]&gt;(1/2);[.H87]/(2*[.L87]);[.H87]/(2-2*[.L87])))*255" office:value-type="float" office:value="36.8867924528302">
            <text:p>36,886792452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string">
            <text:p>sky</text:p>
          </table:table-cell>
          <table:table-cell office:value-type="string">
            <text:p>Tom Hall_3</text:p>
          </table:table-cell>
          <table:table-cell table:formula="of:=MAX([.A88:.C88])-MIN([.A88:.C88])" office:value-type="float" office:value="63">
            <text:p>63</text:p>
          </table:table-cell>
          <table:table-cell table:formula="of:=MAX([.A88:.C88])"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IF(EXACT([.H88];0);0;IF(EXACT([.I88];[.A88]);MOD(([.B88]-[.C88])/[.H88];6);IF(EXACT([.I88];[.B88]);(([.C88]-[.A88])/[.H88])+2;(([.A88]-[.B88])/[.H88])+4))) * 60" office:value-type="float" office:value="204.761904761905">
            <text:p>204,7619047619</text:p>
          </table:table-cell>
          <table:table-cell table:formula="of:=(1/2)*(MAX([.A88:.C88])+MIN([.A88:.C88]))" office:value-type="float" office:value="39.5">
            <text:p>39,5</text:p>
          </table:table-cell>
          <table:table-cell table:formula="of:=IF(EXACT([.H88];0);0;IF([.L88]&gt;(1/2);[.H88]/(2*[.L88]);[.H88]/(2-2*[.L88])))*255" office:value-type="float" office:value="203.354430379747">
            <text:p>203,35443037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26">
            <text:p>126</text:p>
          </table:table-cell>
          <table:table-cell office:value-type="float" office:value="153">
            <text:p>153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  <table:table-cell office:value-type="string">
            <text:p>sky</text:p>
          </table:table-cell>
          <table:table-cell/>
          <table:table-cell table:formula="of:=MAX([.A89:.C89])-MIN([.A89:.C89])" office:value-type="float" office:value="114">
            <text:p>114</text:p>
          </table:table-cell>
          <table:table-cell table:formula="of:=MAX([.A89:.C89])" office:value-type="float" office:value="153">
            <text:p>153</text:p>
          </table:table-cell>
          <table:table-cell office:value-type="float" office:value="1">
            <text:p>1</text:p>
          </table:table-cell>
          <table:table-cell table:formula="of:=IF(EXACT([.H89];0);0;IF(EXACT([.I89];[.A89]);MOD(([.B89]-[.C89])/[.H89];6);IF(EXACT([.I89];[.B89]);(([.C89]-[.A89])/[.H89])+2;(([.A89]-[.B89])/[.H89])+4))) * 60" office:value-type="float" office:value="194.210526315789">
            <text:p>194,2105263158</text:p>
          </table:table-cell>
          <table:table-cell table:formula="of:=(1/2)*(MAX([.A89:.C89])+MIN([.A89:.C89]))" office:value-type="float" office:value="96">
            <text:p>96</text:p>
          </table:table-cell>
          <table:table-cell table:formula="of:=IF(EXACT([.H89];0);0;IF([.L89]&gt;(1/2);[.H89]/(2*[.L89]);[.H89]/(2-2*[.L89])))*255" office:value-type="float" office:value="151.40625">
            <text:p>151,406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string">
            <text:p>landscape</text:p>
          </table:table-cell>
          <table:table-cell/>
          <table:table-cell table:formula="of:=MAX([.A90:.C90])-MIN([.A90:.C90])" office:value-type="float" office:value="6">
            <text:p>6</text:p>
          </table:table-cell>
          <table:table-cell table:formula="of:=MAX([.A90:.C90])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IF(EXACT([.H90];0);0;IF(EXACT([.I90];[.A90]);MOD(([.B90]-[.C90])/[.H90];6);IF(EXACT([.I90];[.B90]);(([.C90]-[.A90])/[.H90])+2;(([.A90]-[.B90])/[.H90])+4))) * 60" office:value-type="float" office:value="250">
            <text:p>250</text:p>
          </table:table-cell>
          <table:table-cell table:formula="of:=(1/2)*(MAX([.A90:.C90])+MIN([.A90:.C90]))" office:value-type="float" office:value="26">
            <text:p>26</text:p>
          </table:table-cell>
          <table:table-cell table:formula="of:=IF(EXACT([.H90];0);0;IF([.L90]&gt;(1/2);[.H90]/(2*[.L90]);[.H90]/(2-2*[.L90])))*255" office:value-type="float" office:value="29.4230769230769">
            <text:p>29,4230769231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number-columns-repeated="2" office:value-type="float" office:value="86">
            <text:p>86</text:p>
          </table:table-cell>
          <table:table-cell office:value-type="float" office:value="62">
            <text:p>62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string">
            <text:p>landscape</text:p>
          </table:table-cell>
          <table:table-cell/>
          <table:table-cell table:formula="of:=MAX([.A91:.C91])-MIN([.A91:.C91])" office:value-type="float" office:value="24">
            <text:p>24</text:p>
          </table:table-cell>
          <table:table-cell table:formula="of:=MAX([.A91:.C91])" office:value-type="float" office:value="86">
            <text:p>86</text:p>
          </table:table-cell>
          <table:table-cell office:value-type="float" office:value="1">
            <text:p>1</text:p>
          </table:table-cell>
          <table:table-cell table:formula="of:=IF(EXACT([.H91];0);0;IF(EXACT([.I91];[.A91]);MOD(([.B91]-[.C91])/[.H91];6);IF(EXACT([.I91];[.B91]);(([.C91]-[.A91])/[.H91])+2;(([.A91]-[.B91])/[.H91])+4))) * 60" office:value-type="float" office:value="60">
            <text:p>60</text:p>
          </table:table-cell>
          <table:table-cell table:formula="of:=(1/2)*(MAX([.A91:.C91])+MIN([.A91:.C91]))" office:value-type="float" office:value="74">
            <text:p>74</text:p>
          </table:table-cell>
          <table:table-cell table:formula="of:=IF(EXACT([.H91];0);0;IF([.L91]&gt;(1/2);[.H91]/(2*[.L91]);[.H91]/(2-2*[.L91])))*255" office:value-type="float" office:value="41.3513513513514">
            <text:p>41,351351351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99">
            <text:p>99</text:p>
          </table:table-cell>
          <table:table-cell office:value-type="string">
            <text:p>landscape</text:p>
          </table:table-cell>
          <table:table-cell/>
          <table:table-cell table:formula="of:=MAX([.A92:.C92])-MIN([.A92:.C92])" office:value-type="float" office:value="61">
            <text:p>61</text:p>
          </table:table-cell>
          <table:table-cell table:formula="of:=MAX([.A92:.C92])"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IF(EXACT([.H92];0);0;IF(EXACT([.I92];[.A92]);MOD(([.B92]-[.C92])/[.H92];6);IF(EXACT([.I92];[.B92]);(([.C92]-[.A92])/[.H92])+2;(([.A92]-[.B92])/[.H92])+4))) * 60" office:value-type="float" office:value="46.2295081967213">
            <text:p>46,2295081967</text:p>
          </table:table-cell>
          <table:table-cell table:formula="of:=(1/2)*(MAX([.A92:.C92])+MIN([.A92:.C92]))" office:value-type="float" office:value="40.5">
            <text:p>40,5</text:p>
          </table:table-cell>
          <table:table-cell table:formula="of:=IF(EXACT([.H92];0);0;IF([.L92]&gt;(1/2);[.H92]/(2*[.L92]);[.H92]/(2-2*[.L92])))*255" office:value-type="float" office:value="192.037037037037">
            <text:p>192,037037037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133">
            <text:p>133</text:p>
          </table:table-cell>
          <table:table-cell office:value-type="float" office:value="113">
            <text:p>113</text:p>
          </table:table-cell>
          <table:table-cell office:value-type="string">
            <text:p>landscape</text:p>
          </table:table-cell>
          <table:table-cell/>
          <table:table-cell table:formula="of:=MAX([.A93:.C93])-MIN([.A93:.C93])" office:value-type="float" office:value="32">
            <text:p>32</text:p>
          </table:table-cell>
          <table:table-cell table:formula="of:=MAX([.A93:.C93])"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IF(EXACT([.H93];0);0;IF(EXACT([.I93];[.A93]);MOD(([.B93]-[.C93])/[.H93];6);IF(EXACT([.I93];[.B93]);(([.C93]-[.A93])/[.H93])+2;(([.A93]-[.B93])/[.H93])+4))) * 60" office:value-type="float" office:value="206.25">
            <text:p>206,25</text:p>
          </table:table-cell>
          <table:table-cell table:formula="of:=(1/2)*(MAX([.A93:.C93])+MIN([.A93:.C93]))" office:value-type="float" office:value="35">
            <text:p>35</text:p>
          </table:table-cell>
          <table:table-cell table:formula="of:=IF(EXACT([.H93];0);0;IF([.L93]&gt;(1/2);[.H93]/(2*[.L93]);[.H93]/(2-2*[.L93])))*255" office:value-type="float" office:value="116.571428571429">
            <text:p>116,571428571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139">
            <text:p>139</text:p>
          </table:table-cell>
          <table:table-cell office:value-type="float" office:value="157">
            <text:p>157</text:p>
          </table:table-cell>
          <table:table-cell office:value-type="float" office:value="121">
            <text:p>121</text:p>
          </table:table-cell>
          <table:table-cell office:value-type="float" office:value="23">
            <text:p>23</text:p>
          </table:table-cell>
          <table:table-cell office:value-type="string">
            <text:p>sky</text:p>
          </table:table-cell>
          <table:table-cell office:value-type="string">
            <text:p>Tom hall_4</text:p>
          </table:table-cell>
          <table:table-cell table:formula="of:=MAX([.A94:.C94])-MIN([.A94:.C94])" office:value-type="float" office:value="71">
            <text:p>71</text:p>
          </table:table-cell>
          <table:table-cell table:formula="of:=MAX([.A94:.C94])" office:value-type="float" office:value="157">
            <text:p>157</text:p>
          </table:table-cell>
          <table:table-cell office:value-type="float" office:value="1">
            <text:p>1</text:p>
          </table:table-cell>
          <table:table-cell table:formula="of:=IF(EXACT([.H94];0);0;IF(EXACT([.I94];[.A94]);MOD(([.B94]-[.C94])/[.H94];6);IF(EXACT([.I94];[.B94]);(([.C94]-[.A94])/[.H94])+2;(([.A94]-[.B94])/[.H94])+4))) * 60" office:value-type="float" office:value="195.211267605634">
            <text:p>195,2112676056</text:p>
          </table:table-cell>
          <table:table-cell table:formula="of:=(1/2)*(MAX([.A94:.C94])+MIN([.A94:.C94]))" office:value-type="float" office:value="121.5">
            <text:p>121,5</text:p>
          </table:table-cell>
          <table:table-cell table:formula="of:=IF(EXACT([.H94];0);0;IF([.L94]&gt;(1/2);[.H94]/(2*[.L94]);[.H94]/(2-2*[.L94])))*255" office:value-type="float" office:value="74.5061728395062">
            <text:p>74,506172839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180">
            <text:p>180</text:p>
          </table:table-cell>
          <table:table-cell office:value-type="float" office:value="67">
            <text:p>67</text:p>
          </table:table-cell>
          <table:table-cell office:value-type="string">
            <text:p>landscape</text:p>
          </table:table-cell>
          <table:table-cell/>
          <table:table-cell table:formula="of:=MAX([.A95:.C95])-MIN([.A95:.C95])" office:value-type="float" office:value="35">
            <text:p>35</text:p>
          </table:table-cell>
          <table:table-cell table:formula="of:=MAX([.A95:.C95])"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IF(EXACT([.H95];0);0;IF(EXACT([.I95];[.A95]);MOD(([.B95]-[.C95])/[.H95];6);IF(EXACT([.I95];[.B95]);(([.C95]-[.A95])/[.H95])+2;(([.A95]-[.B95])/[.H95])+4))) * 60" office:value-type="float" office:value="202.285714285714">
            <text:p>202,2857142857</text:p>
          </table:table-cell>
          <table:table-cell table:formula="of:=(1/2)*(MAX([.A95:.C95])+MIN([.A95:.C95]))" office:value-type="float" office:value="65.5">
            <text:p>65,5</text:p>
          </table:table-cell>
          <table:table-cell table:formula="of:=IF(EXACT([.H95];0);0;IF([.L95]&gt;(1/2);[.H95]/(2*[.L95]);[.H95]/(2-2*[.L95])))*255" office:value-type="float" office:value="68.1297709923664">
            <text:p>68,129770992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string">
            <text:p>landscape</text:p>
          </table:table-cell>
          <table:table-cell/>
          <table:table-cell table:formula="of:=MAX([.A96:.C96])-MIN([.A96:.C96])" office:value-type="float" office:value="72">
            <text:p>72</text:p>
          </table:table-cell>
          <table:table-cell table:formula="of:=MAX([.A96:.C96])" office:value-type="float" office:value="96">
            <text:p>96</text:p>
          </table:table-cell>
          <table:table-cell office:value-type="float" office:value="1">
            <text:p>1</text:p>
          </table:table-cell>
          <table:table-cell table:formula="of:=IF(EXACT([.H96];0);0;IF(EXACT([.I96];[.A96]);MOD(([.B96]-[.C96])/[.H96];6);IF(EXACT([.I96];[.B96]);(([.C96]-[.A96])/[.H96])+2;(([.A96]-[.B96])/[.H96])+4))) * 60" office:value-type="float" office:value="51.6666666666667">
            <text:p>51,6666666667</text:p>
          </table:table-cell>
          <table:table-cell table:formula="of:=(1/2)*(MAX([.A96:.C96])+MIN([.A96:.C96]))" office:value-type="float" office:value="60">
            <text:p>60</text:p>
          </table:table-cell>
          <table:table-cell table:formula="of:=IF(EXACT([.H96];0);0;IF([.L96]&gt;(1/2);[.H96]/(2*[.L96]);[.H96]/(2-2*[.L96])))*255" office:value-type="float" office:value="153">
            <text:p>15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63">
            <text:p>63</text:p>
          </table:table-cell>
          <table:table-cell office:value-type="float" office:value="142">
            <text:p>142</text:p>
          </table:table-cell>
          <table:table-cell office:value-type="float" office:value="107">
            <text:p>107</text:p>
          </table:table-cell>
          <table:table-cell office:value-type="string">
            <text:p>landscape</text:p>
          </table:table-cell>
          <table:table-cell/>
          <table:table-cell table:formula="of:=MAX([.A97:.C97])-MIN([.A97:.C97])" office:value-type="float" office:value="82">
            <text:p>82</text:p>
          </table:table-cell>
          <table:table-cell table:formula="of:=MAX([.A97:.C97])" office:value-type="float" office:value="145">
            <text:p>145</text:p>
          </table:table-cell>
          <table:table-cell office:value-type="float" office:value="1">
            <text:p>1</text:p>
          </table:table-cell>
          <table:table-cell table:formula="of:=IF(EXACT([.H97];0);0;IF(EXACT([.I97];[.A97]);MOD(([.B97]-[.C97])/[.H97];6);IF(EXACT([.I97];[.B97]);(([.C97]-[.A97])/[.H97])+2;(([.A97]-[.B97])/[.H97])+4))) * 60" office:value-type="float" office:value="57.8048780487805">
            <text:p>57,8048780488</text:p>
          </table:table-cell>
          <table:table-cell table:formula="of:=(1/2)*(MAX([.A97:.C97])+MIN([.A97:.C97]))" office:value-type="float" office:value="104">
            <text:p>104</text:p>
          </table:table-cell>
          <table:table-cell table:formula="of:=IF(EXACT([.H97];0);0;IF([.L97]&gt;(1/2);[.H97]/(2*[.L97]);[.H97]/(2-2*[.L97])))*255" office:value-type="float" office:value="100.528846153846">
            <text:p>100,528846153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232">
            <text:p>232</text:p>
          </table:table-cell>
          <table:table-cell office:value-type="float" office:value="106">
            <text:p>106</text:p>
          </table:table-cell>
          <table:table-cell office:value-type="string">
            <text:p>landscape</text:p>
          </table:table-cell>
          <table:table-cell/>
          <table:table-cell table:formula="of:=MAX([.A98:.C98])-MIN([.A98:.C98])" office:value-type="float" office:value="15">
            <text:p>15</text:p>
          </table:table-cell>
          <table:table-cell table:formula="of:=MAX([.A98:.C98])"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IF(EXACT([.H98];0);0;IF(EXACT([.I98];[.A98]);MOD(([.B98]-[.C98])/[.H98];6);IF(EXACT([.I98];[.B98]);(([.C98]-[.A98])/[.H98])+2;(([.A98]-[.B98])/[.H98])+4))) * 60" office:value-type="float" office:value="160">
            <text:p>160</text:p>
          </table:table-cell>
          <table:table-cell table:formula="of:=(1/2)*(MAX([.A98:.C98])+MIN([.A98:.C98]))" office:value-type="float" office:value="53.5">
            <text:p>53,5</text:p>
          </table:table-cell>
          <table:table-cell table:formula="of:=IF(EXACT([.H98];0);0;IF([.L98]&gt;(1/2);[.H98]/(2*[.L98]);[.H98]/(2-2*[.L98])))*255" office:value-type="float" office:value="35.7476635514019">
            <text:p>35,747663551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office:value-type="float" office:value="191">
            <text:p>191</text:p>
          </table:table-cell>
          <table:table-cell office:value-type="float" office:value="130">
            <text:p>130</text:p>
          </table:table-cell>
          <table:table-cell office:value-type="float" office:value="42">
            <text:p>42</text:p>
          </table:table-cell>
          <table:table-cell office:value-type="string">
            <text:p>sky</text:p>
          </table:table-cell>
          <table:table-cell office:value-type="string">
            <text:p>Tom Hall_6</text:p>
          </table:table-cell>
          <table:table-cell table:formula="of:=MAX([.A99:.C99])-MIN([.A99:.C99])" office:value-type="float" office:value="101">
            <text:p>101</text:p>
          </table:table-cell>
          <table:table-cell table:formula="of:=MAX([.A99:.C99])" office:value-type="float" office:value="191">
            <text:p>191</text:p>
          </table:table-cell>
          <table:table-cell office:value-type="float" office:value="1">
            <text:p>1</text:p>
          </table:table-cell>
          <table:table-cell table:formula="of:=IF(EXACT([.H99];0);0;IF(EXACT([.I99];[.A99]);MOD(([.B99]-[.C99])/[.H99];6);IF(EXACT([.I99];[.B99]);(([.C99]-[.A99])/[.H99])+2;(([.A99]-[.B99])/[.H99])+4))) * 60" office:value-type="float" office:value="207.920792079208">
            <text:p>207,9207920792</text:p>
          </table:table-cell>
          <table:table-cell table:formula="of:=(1/2)*(MAX([.A99:.C99])+MIN([.A99:.C99]))" office:value-type="float" office:value="140.5">
            <text:p>140,5</text:p>
          </table:table-cell>
          <table:table-cell table:formula="of:=IF(EXACT([.H99];0);0;IF([.L99]&gt;(1/2);[.H99]/(2*[.L99]);[.H99]/(2-2*[.L99])))*255" office:value-type="float" office:value="91.6548042704626">
            <text:p>91,654804270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string">
            <text:p>landscape</text:p>
          </table:table-cell>
          <table:table-cell/>
          <table:table-cell table:formula="of:=MAX([.A100:.C100])-MIN([.A100:.C100])" office:value-type="float" office:value="7">
            <text:p>7</text:p>
          </table:table-cell>
          <table:table-cell table:formula="of:=MAX([.A100:.C100])" office:value-type="float" office:value="174">
            <text:p>174</text:p>
          </table:table-cell>
          <table:table-cell office:value-type="float" office:value="1">
            <text:p>1</text:p>
          </table:table-cell>
          <table:table-cell table:formula="of:=IF(EXACT([.H100];0);0;IF(EXACT([.I100];[.A100]);MOD(([.B100]-[.C100])/[.H100];6);IF(EXACT([.I100];[.B100]);(([.C100]-[.A100])/[.H100])+2;(([.A100]-[.B100])/[.H100])+4))) * 60" office:value-type="float" office:value="205.714285714286">
            <text:p>205,7142857143</text:p>
          </table:table-cell>
          <table:table-cell table:formula="of:=(1/2)*(MAX([.A100:.C100])+MIN([.A100:.C100]))" office:value-type="float" office:value="170.5">
            <text:p>170,5</text:p>
          </table:table-cell>
          <table:table-cell table:formula="of:=IF(EXACT([.H100];0);0;IF([.L100]&gt;(1/2);[.H100]/(2*[.L100]);[.H100]/(2-2*[.L100])))*255" office:value-type="float" office:value="5.23460410557185">
            <text:p>5,234604105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string">
            <text:p>landscape</text:p>
          </table:table-cell>
          <table:table-cell/>
          <table:table-cell table:formula="of:=MAX([.A101:.C101])-MIN([.A101:.C101])" office:value-type="float" office:value="11">
            <text:p>11</text:p>
          </table:table-cell>
          <table:table-cell table:formula="of:=MAX([.A101:.C101])"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IF(EXACT([.H101];0);0;IF(EXACT([.I101];[.A101]);MOD(([.B101]-[.C101])/[.H101];6);IF(EXACT([.I101];[.B101]);(([.C101]-[.A101])/[.H101])+2;(([.A101]-[.B101])/[.H101])+4))) * 60" office:value-type="float" office:value="136.363636363636">
            <text:p>136,3636363636</text:p>
          </table:table-cell>
          <table:table-cell table:formula="of:=(1/2)*(MAX([.A101:.C101])+MIN([.A101:.C101]))" office:value-type="float" office:value="31.5">
            <text:p>31,5</text:p>
          </table:table-cell>
          <table:table-cell table:formula="of:=IF(EXACT([.H101];0);0;IF([.L101]&gt;(1/2);[.H101]/(2*[.L101]);[.H101]/(2-2*[.L101])))*255" office:value-type="float" office:value="44.5238095238095">
            <text:p>44,523809523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135">
            <text:p>135</text:p>
          </table:table-cell>
          <table:table-cell office:value-type="float" office:value="148">
            <text:p>148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string">
            <text:p>landscape</text:p>
          </table:table-cell>
          <table:table-cell/>
          <table:table-cell table:formula="of:=MAX([.A102:.C102])-MIN([.A102:.C102])" office:value-type="float" office:value="87">
            <text:p>87</text:p>
          </table:table-cell>
          <table:table-cell table:formula="of:=MAX([.A102:.C102])" office:value-type="float" office:value="148">
            <text:p>148</text:p>
          </table:table-cell>
          <table:table-cell office:value-type="float" office:value="1">
            <text:p>1</text:p>
          </table:table-cell>
          <table:table-cell table:formula="of:=IF(EXACT([.H102];0);0;IF(EXACT([.I102];[.A102]);MOD(([.B102]-[.C102])/[.H102];6);IF(EXACT([.I102];[.B102]);(([.C102]-[.A102])/[.H102])+2;(([.A102]-[.B102])/[.H102])+4))) * 60" office:value-type="float" office:value="188.965517241379">
            <text:p>188,9655172414</text:p>
          </table:table-cell>
          <table:table-cell table:formula="of:=(1/2)*(MAX([.A102:.C102])+MIN([.A102:.C102]))" office:value-type="float" office:value="104.5">
            <text:p>104,5</text:p>
          </table:table-cell>
          <table:table-cell table:formula="of:=IF(EXACT([.H102];0);0;IF([.L102]&gt;(1/2);[.H102]/(2*[.L102]);[.H102]/(2-2*[.L102])))*255" office:value-type="float" office:value="106.148325358852">
            <text:p>106,1483253589</text:p>
          </table:table-cell>
          <table:table-cell office:value-type="float" office:value="1">
            <text:p>1</text:p>
          </table:table-cell>
        </table:table-row>
        <table:table-row table:style-name="ro4" table:number-rows-repeated="1048473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Blad2" table:style-name="ta1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5-07-26T22:24:11</meta:creation-date>
    <dc:date>2015-08-01T17:29:31</dc:date>
    <dc:creator>christian </dc:creator>
    <meta:editing-duration>PT13M</meta:editing-duration>
    <meta:editing-cycles>3</meta:editing-cycles>
    <meta:generator>LibreOffice/3.5$Linux_X86_64 LibreOffice_project/350m1$Build-2</meta:generator>
    <meta:document-statistic meta:table-count="3" meta:cell-count="1339" meta:object-count="0"/>
  </office:meta>
</office:document-meta>
</file>